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width="0.053cm" svg:stroke-color="#f58220"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3" style:family="graphic" style:parent-style-name="objectwithoutfill">
      <style:graphic-properties svg:stroke-width="0.053cm" svg:stroke-color="#39b54a" draw:marker-start-width="0.279cm" draw:marker-end-width="0.279cm" draw:fill="none" draw:textarea-vertical-align="middle" fo:padding-top="0.151cm" fo:padding-bottom="0.151cm" fo:padding-left="0.276cm" fo:padding-right="0.276cm"/>
    </style:style>
    <style:style style:name="gr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fo:min-height="1.262cm"/>
    </style:style>
    <style:style style:name="gr24" style:family="graphic" style:parent-style-name="standard">
      <style:graphic-properties draw:stroke="dash" draw:stroke-dash="Dashed_20__28_var_29_" svg:stroke-width="0.053cm" svg:stroke-color="#ed1c24" draw:marker-start-width="0.359cm" draw:marker-end-width="0.359cm" draw:fill="none" draw:textarea-horizontal-align="justify" draw:textarea-vertical-align="middle" draw:auto-grow-height="false" fo:min-height="1.458cm" fo:min-width="5.258cm" fo:padding-top="0.151cm" fo:padding-bottom="0.151cm" fo:padding-left="0.276cm" fo:padding-right="0.276cm"/>
    </style:style>
    <style:style style:name="gr25" style:family="graphic" style:parent-style-name="standard">
      <style:graphic-properties draw:stroke="none" svg:stroke-color="#000000" draw:fill="none" draw:fill-color="#ffffff" fo:min-height="0.536cm"/>
    </style:style>
    <style:style style:name="gr26"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5.735cm" fo:min-width="5.786cm" fo:padding-top="0.151cm" fo:padding-bottom="0.151cm" fo:padding-left="0.276cm" fo:padding-right="0.276cm"/>
    </style:style>
    <style:style style:name="gr27" style:family="graphic" style:parent-style-name="standard">
      <style:graphic-properties draw:stroke="none" svg:stroke-color="#000000" draw:fill="none" draw:fill-color="#ffffff" fo:min-height="1.367cm"/>
    </style:style>
    <style:style style:name="gr28" style:family="graphic" style:parent-style-name="standard">
      <style:graphic-properties draw:stroke="dash" draw:stroke-dash="Dashed_20__28_var_29_" svg:stroke-width="0.053cm" svg:stroke-color="#0066b3" draw:marker-start-width="0.359cm" draw:marker-end-width="0.359cm" draw:fill="none" draw:textarea-horizontal-align="justify" draw:textarea-vertical-align="middle" draw:auto-grow-height="false" fo:min-height="1.306cm" fo:min-width="5.156cm" fo:padding-top="0.151cm" fo:padding-bottom="0.151cm" fo:padding-left="0.276cm" fo:padding-right="0.276cm"/>
    </style:style>
    <style:style style:name="gr29"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3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337cm" fo:min-width="3.12cm" fo:padding-top="0.1cm" fo:padding-bottom="0.1cm" fo:padding-left="0.225cm" fo:padding-right="0.225cm" fo:wrap-option="no-wrap" draw:shadow="hidden" draw:shadow-offset-x="0.2cm" draw:shadow-offset-y="0.2cm" draw:shadow-color="#808080"/>
    </style:style>
    <style:style style:name="gr3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3"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4"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5"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6"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7"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8"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9"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0"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1"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2"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3"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4"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5"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6"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7"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8"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9"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0"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Light_20_Red_20_Axial_20_H"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1"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gradient" draw:fill-color="#cfe7f5" draw:fill-gradient-name="VRT_20_Light_20_Linear_20_T" draw:textarea-horizontal-align="justify" draw:textarea-vertical-align="middle" draw:auto-grow-height="false" fo:padding-top="0.139cm" fo:padding-bottom="0.139cm" fo:padding-left="0.264cm" fo:padding-right="0.264cm" draw:shadow="hidden" draw:shadow-offset-x="0.2cm" draw:shadow-offset-y="0.2cm" draw:shadow-color="#808080"/>
    </style:style>
    <style:style style:name="gr8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8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8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8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1" style:family="graphic" style:parent-style-name="standard" style:list-style-name="L1">
      <style:graphic-properties draw:stroke="solid" svg:stroke-width="0.028cm" svg:stroke-color="#ffffff" draw:marker-start="" draw:marker-start-width="0.242cm" draw:marker-start-center="false" draw:marker-end="" draw:marker-end-width="0.242cm" draw:marker-end-center="false" draw:fill="none" draw:fill-color="#729fcf" draw:textarea-horizontal-align="justify" draw:textarea-vertical-align="middle" fo:padding-top="0.014cm" fo:padding-bottom="0.014cm" fo:padding-left="0.014cm" fo:padding-right="0.014cm" draw:shadow="hidden" draw:shadow-offset-x="0.2cm" draw:shadow-offset-y="0.2cm" draw:shadow-color="#808080"/>
    </style:style>
    <style:style style:name="gr9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3"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9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gradient" draw:fill-color="#cfe7f5" draw:fill-gradient-name="VRT_20_Light_20_Linear_20_T"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10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104"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5"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6"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7"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8"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0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none" draw:fill-color="#729fcf" draw:textarea-horizontal-align="justify" draw:textarea-vertical-align="middle" fo:padding-top="0.009cm" fo:padding-bottom="0.009cm" fo:padding-left="0.009cm" fo:padding-right="0.009cm" draw:shadow="hidden" draw:shadow-offset-x="0.2cm" draw:shadow-offset-y="0.2cm" draw:shadow-color="#808080"/>
    </style:style>
    <style:style style:name="gr1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graphic-properties draw:stroke="dash" draw:stroke-dash="Dashed_20__28_var_29_" svg:stroke-width="0.053cm" svg:stroke-color="#f58220" draw:marker-start-width="0.359cm" draw:marker-end-width="0.359cm" draw:fill="none" draw:textarea-horizontal-align="justify" draw:textarea-vertical-align="middle" draw:auto-grow-height="false" fo:min-height="1.543cm" fo:min-width="3.665cm" fo:padding-top="0.151cm" fo:padding-bottom="0.151cm" fo:padding-left="0.276cm" fo:padding-right="0.276cm"/>
    </style:style>
    <style:style style:name="gr34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none"/>
      <style:paragraph-properties fo:text-align="center"/>
    </style:style>
    <style:style style:name="P2"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top="0cm" fo:margin-bottom="0cm" fo:text-align="start"/>
    </style:style>
    <style:style style:name="P10" style:family="paragraph">
      <loext:graphic-properties draw:fill="none" draw:fill-color="#ffffff"/>
      <style:paragraph-properties fo:margin-top="0cm" fo:margin-bottom="0cm" fo:text-align="start"/>
      <style:text-properties fo:color="#000000" style:font-name="Titillium Web" fo:font-size="10pt" style:font-size-asian="12pt" style:font-size-complex="12pt"/>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00a65d" style:font-name="Titillium Web" fo:font-size="10pt" style:font-size-asian="12pt" style:font-size-complex="12pt"/>
    </style:style>
    <style:style style:name="P13" style:family="paragraph">
      <style:paragraph-properties fo:text-align="start">
        <style:tab-stops>
          <style:tab-stop style:position="0cm"/>
        </style:tab-stops>
      </style:paragraph-properties>
    </style:style>
    <style:style style:name="P14" style:family="paragraph">
      <loext:graphic-properties draw:fill="none" draw:fill-color="#ffffff"/>
      <style:paragraph-properties fo:text-align="start">
        <style:tab-stops>
          <style:tab-stop style:position="0cm"/>
        </style:tab-stops>
      </style:paragraph-properties>
      <style:text-properties fo:color="#00a65d" style:font-name="Titillium Web" fo:font-size="10pt" style:font-size-asian="12pt" style:font-size-complex="12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00000" style:font-name="Titillium Web" fo:font-size="10pt" fo:font-weight="bold" style:font-size-asian="12pt" style:font-weight-asian="bold" style:font-size-complex="12pt" style:font-weight-complex="bold"/>
    </style:style>
    <style:style style:name="T2" style:family="text">
      <style:text-properties style:font-name="Titillium Web" fo:font-size="10pt" fo:font-weight="bold" style:font-size-asian="12pt" style:font-weight-asian="bold" style:font-size-complex="12pt" style:font-weight-complex="bold"/>
    </style:style>
    <style:style style:name="T3"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1.037cm" svg:y1="7.859cm" svg:x2="8.796cm" svg:y2="8.731cm" draw:start-shape="id1" draw:start-glue-point="3" draw:end-shape="id2" draw:end-glue-point="8" svg:d="M11037 7859l-2241 872" svg:viewBox="0 0 2242 873">
          <text:p/>
        </draw:connector>
        <draw:connector draw:style-name="gr2" draw:text-style-name="P1" draw:layer="layout" draw:type="line" svg:x1="8.798cm" svg:y1="8.731cm" svg:x2="8.748cm" svg:y2="6.071cm" draw:start-shape="id3" draw:start-glue-point="4" draw:end-shape="id4" svg:d="M8798 8731l-50-2660" svg:viewBox="0 0 51 2661">
          <text:p/>
        </draw:connector>
        <draw:connector draw:style-name="gr3" draw:text-style-name="P1" draw:layer="layout" draw:type="line" svg:x1="4.586cm" svg:y1="14.624cm" svg:x2="6.073cm" svg:y2="11.056cm" draw:start-shape="id5" draw:start-glue-point="12" draw:end-shape="id6" draw:end-glue-point="41" svg:d="M4586 14624l1487-3568" svg:viewBox="0 0 1488 3569">
          <text:p/>
        </draw:connector>
        <draw:connector draw:style-name="gr3" draw:text-style-name="P1" draw:layer="layout" draw:type="line" svg:x1="6.967cm" svg:y1="14.624cm" svg:x2="6.073cm" svg:y2="11.056cm" draw:start-shape="id7" draw:start-glue-point="12" draw:end-shape="id6" draw:end-glue-point="41" svg:d="M6967 14624l-894-3568" svg:viewBox="0 0 895 3569">
          <text:p/>
        </draw:connector>
        <draw:connector draw:style-name="gr3" draw:text-style-name="P1" draw:layer="layout" draw:type="line" svg:x1="2.178cm" svg:y1="14.624cm" svg:x2="6.073cm" svg:y2="11.056cm" draw:start-shape="id8" draw:start-glue-point="12" draw:end-shape="id6" draw:end-glue-point="41" svg:d="M2178 14624l3895-3568" svg:viewBox="0 0 3896 3569">
          <text:p/>
        </draw:connector>
        <draw:connector draw:style-name="gr3" draw:text-style-name="P1" draw:layer="layout" draw:type="line" svg:x1="2.743cm" svg:y1="11.727cm" svg:x2="6.073cm" svg:y2="11.056cm" draw:start-shape="id9" draw:start-glue-point="3" draw:end-shape="id6" draw:end-glue-point="41" svg:d="M2743 11727l3330-671" svg:viewBox="0 0 3331 672">
          <text:p/>
        </draw:connector>
        <draw:g>
          <draw:glue-point draw:id="4" svg:x="2.319cm" svg:y="5.042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 draw:text-style-name="P2" draw:layer="layout" svg:width="1.12cm" svg:height="0.725cm" svg:x="2.662cm" svg:y="11.118cm" svg:viewBox="0 0 1121 726" svg:d="M1 726c93 0 1120-451 1120-589 0-137-144-137-238-137 0 59-916 294-882 726z">
              <text:p/>
            </draw:path>
            <draw:g>
              <draw:polygon draw:style-name="gr5" draw:text-style-name="P3" draw:layer="layout" svg:width="1.187cm" svg:height="1.078cm" svg:x="1.407cm" svg:y="10.725cm" svg:viewBox="0 0 1188 1079" draw:points="0,393 0,0 1188,687 1188,1079">
                <text:p/>
              </draw:polygon>
              <draw:polygon draw:style-name="gr6" draw:text-style-name="P4" draw:layer="layout" svg:width="1.017cm" svg:height="0.98cm" svg:x="2.595cm" svg:y="10.824cm" svg:viewBox="0 0 1018 981" draw:points="0,981 0,588 1018,0 1018,393">
                <text:p/>
              </draw:polygon>
              <draw:polygon draw:style-name="gr7" draw:text-style-name="P5" draw:layer="layout" svg:width="2.205cm" svg:height="1.274cm" svg:x="1.407cm" svg:y="10.137cm" svg:viewBox="0 0 2206 1275" draw:points="1188,1275 0,588 1018,0 2206,687">
                <text:p/>
              </draw:polygon>
              <draw:line draw:style-name="gr8" draw:text-style-name="P6" draw:layer="layout" svg:x1="1.814cm" svg:y1="11.039cm" svg:x2="1.814cm" svg:y2="11.275cm">
                <text:p/>
              </draw:line>
              <draw:line draw:style-name="gr9" draw:text-style-name="P6" draw:layer="layout" svg:x1="2.561cm" svg:y1="11.542cm" svg:x2="2.018cm" svg:y2="11.228cm">
                <text:p/>
              </draw:line>
              <draw:line draw:style-name="gr10" draw:text-style-name="P6" draw:layer="layout" svg:x1="2.015cm" svg:y1="11.157cm" svg:x2="2.015cm" svg:y2="11.236cm">
                <text:p/>
              </draw:line>
              <draw:line draw:style-name="gr11" draw:text-style-name="P6" draw:layer="layout" svg:x1="2.558cm" svg:y1="11.471cm" svg:x2="2.558cm" svg:y2="11.55cm">
                <text:p/>
              </draw:line>
              <draw:line draw:style-name="gr12" draw:text-style-name="P6" draw:layer="layout" svg:x1="2.558cm" svg:y1="11.471cm" svg:x2="2.015cm" svg:y2="11.157cm">
                <text:p/>
              </draw:line>
              <draw:polygon draw:style-name="gr13" draw:text-style-name="P7" draw:layer="layout" svg:width="0.067cm" svg:height="0.117cm" svg:x="1.882cm" svg:y="11.079cm" svg:viewBox="0 0 68 118" draw:points="0,79 0,0 68,39 68,118">
                <text:p/>
              </draw:polygon>
              <draw:line draw:style-name="gr14" draw:text-style-name="P6" draw:layer="layout" svg:x1="1.746cm" svg:y1="11cm" svg:x2="1.746cm" svg:y2="11.236cm">
                <text:p/>
              </draw:line>
              <draw:line draw:style-name="gr15" draw:text-style-name="P6" draw:layer="layout" svg:x1="1.678cm" svg:y1="10.961cm" svg:x2="1.678cm" svg:y2="11.197cm">
                <text:p/>
              </draw:line>
              <draw:line draw:style-name="gr16" draw:text-style-name="P6" draw:layer="layout" svg:x1="1.611cm" svg:y1="10.922cm" svg:x2="1.611cm" svg:y2="11.158cm">
                <text:p/>
              </draw:line>
              <draw:line draw:style-name="gr17" draw:text-style-name="P6" draw:layer="layout" svg:x1="1.543cm" svg:y1="10.882cm" svg:x2="1.543cm" svg:y2="11.118cm">
                <text:p/>
              </draw:line>
              <draw:line draw:style-name="gr18" draw:text-style-name="P6" draw:layer="layout" svg:x1="1.475cm" svg:y1="10.843cm" svg:x2="1.475cm" svg:y2="11.079cm">
                <text:p/>
              </draw:line>
              <draw:polygon draw:style-name="gr19" draw:text-style-name="P3" draw:layer="layout" svg:width="0.067cm" svg:height="0.431cm" svg:x="1.339cm" svg:y="10.686cm" svg:viewBox="0 0 68 432" draw:points="0,393 0,0 68,39 68,432">
                <text:p/>
              </draw:polygon>
              <draw:polygon draw:style-name="gr20" draw:text-style-name="P3" draw:layer="layout" svg:width="0.067cm" svg:height="0.431cm" svg:x="2.595cm" svg:y="11.412cm" svg:viewBox="0 0 68 432" draw:points="0,393 0,0 68,39 68,432">
                <text:p/>
              </draw:polygon>
              <draw:polygon draw:style-name="gr21" draw:text-style-name="P8" draw:layer="layout" svg:width="2.273cm" svg:height="1.706cm" svg:x="1.339cm" svg:y="10.137cm" svg:viewBox="0 0 2274 1707" draw:points="0,942 0,549 68,588 1086,0 2274,687 2274,1079 1324,1628 1324,1707">
                <text:p/>
              </draw:polygon>
            </draw:g>
          </draw:g>
        </draw:g>
        <draw:connector draw:style-name="gr22" draw:text-style-name="P1" draw:layer="layout" draw:type="line" svg:x1="12.537cm" svg:y1="13.756cm" svg:x2="8.805cm" svg:y2="8.731cm" draw:start-shape="id10" draw:start-glue-point="0" draw:end-shape="id11" draw:end-glue-point="2" svg:d="M12537 13756l-3732-5025" svg:viewBox="0 0 3733 5026">
          <text:p/>
        </draw:connector>
        <draw:connector draw:style-name="gr3" draw:text-style-name="P1" draw:layer="layout" draw:type="line" svg:x1="6.073cm" svg:y1="11.056cm" svg:x2="8.805cm" svg:y2="8.731cm" draw:start-shape="id6" draw:start-glue-point="41" draw:end-shape="id11" draw:end-glue-point="2" svg:d="M6073 11056l2732-2325" svg:viewBox="0 0 2733 2326">
          <text:p/>
        </draw:connector>
        <draw:frame draw:style-name="gr23" draw:text-style-name="P10" draw:layer="layout" svg:width="3.169cm" svg:height="1.512cm" svg:x="7.947cm" svg:y="4.476cm">
          <draw:text-box>
            <text:p text:style-name="P9"><text:span text:style-name="T1">Router</text:span></text:p>
          </draw:text-box>
        </draw:frame>
        <draw:custom-shape draw:style-name="gr24" draw:text-style-name="P1" xml:id="id4" draw:id="id4" draw:layer="layout" svg:width="6cm" svg:height="1.95cm" svg:x="5.748cm" svg:y="4.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2" draw:layer="layout" svg:width="7.051cm" svg:height="0.786cm" svg:x="1.019cm" svg:y="8.977cm">
          <draw:text-box>
            <text:p text:style-name="P11"><text:span text:style-name="T1">Schulnetz</text:span></text:p>
          </draw:text-box>
        </draw:frame>
        <draw:custom-shape draw:style-name="gr26" draw:text-style-name="P1" draw:layer="layout" svg:width="7.064cm" svg:height="6.763cm" svg:x="1.019cm" svg:y="8.792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4" draw:layer="layout" svg:width="3.735cm" svg:height="1.617cm" svg:x="11.906cm" svg:y="13.944cm">
          <draw:text-box>
            <text:p text:style-name="P13"><text:span text:style-name="T2">Wireless LAN</text:span></text:p>
          </draw:text-box>
        </draw:frame>
        <draw:custom-shape draw:style-name="gr28" draw:text-style-name="P1" xml:id="id10" draw:id="id10" draw:layer="layout" svg:width="5.9cm" svg:height="1.8cm" svg:x="9.587cm" svg:y="13.756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1" draw:layer="layout" svg:x1="8.748cm" svg:y1="2.952cm" svg:x2="8.748cm" svg:y2="4.121cm" draw:end-shape="id4" draw:end-glue-point="0" svg:d="M8748 2952v1169" svg:viewBox="0 0 1 1170">
          <text:p/>
        </draw:connector>
        <draw:custom-shape draw:style-name="gr30" draw:text-style-name="P16" draw:layer="layout" svg:width="5.465cm" svg:height="2.369cm" svg:x="6.016cm" svg:y="1.34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5"><text:span text:style-name="T3">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31" draw:text-style-name="P2" draw:layer="layout" svg:width="0.799cm" svg:height="0.495cm" svg:x="8.848cm" svg:y="5.21cm" svg:viewBox="0 0 800 496" svg:d="M0 496c183 0 800-191 800-343 0-153-67-153-133-153 0 114-667 343-667 496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2" draw:text-style-name="P4" draw:layer="layout" svg:width="0.666cm" svg:height="0.647cm" svg:x="8.848cm" svg:y="5.058cm" svg:viewBox="0 0 667 648" draw:points="0,648 0,381 667,0 667,267">
              <text:p/>
            </draw:polygon>
            <draw:polygon draw:style-name="gr33" draw:text-style-name="P5" draw:layer="layout" svg:width="1.666cm" svg:height="0.952cm" svg:x="7.848cm" svg:y="4.486cm" svg:viewBox="0 0 1667 953" draw:points="1000,953 0,381 667,0 1667,572">
              <text:p/>
            </draw:polygon>
            <draw:polygon draw:style-name="gr34" draw:text-style-name="P3" draw:layer="layout" svg:width="0.999cm" svg:height="0.838cm" svg:x="7.848cm" svg:y="4.867cm" svg:viewBox="0 0 1000 839" draw:points="0,267 0,0 1000,572 1000,839">
              <text:p/>
            </draw:polygon>
            <draw:polygon draw:style-name="gr35" draw:text-style-name="P8" draw:layer="layout" svg:width="1.666cm" svg:height="1.219cm" svg:x="7.848cm" svg:y="4.486cm" svg:viewBox="0 0 1667 1220" draw:points="0,648 0,381 667,0 1667,572 1667,839 1000,1220">
              <text:p/>
            </draw:polygon>
            <draw:polygon draw:style-name="gr36" draw:text-style-name="P17" draw:layer="layout" svg:width="0.066cm" svg:height="0.152cm" svg:x="8.648cm" svg:y="5.401cm" svg:viewBox="0 0 67 153" draw:points="0,114 0,0 67,38 67,153">
              <text:p/>
            </draw:polygon>
            <draw:polygon draw:style-name="gr37" draw:text-style-name="P7" draw:layer="layout" svg:width="0.066cm" svg:height="0.152cm" svg:x="8.515cm" svg:y="5.325cm" svg:viewBox="0 0 67 153" draw:points="0,114 0,0 67,38 67,153">
              <text:p/>
            </draw:polygon>
            <draw:line draw:style-name="gr38" draw:text-style-name="P18" draw:layer="layout" svg:x1="7.915cm" svg:y1="4.982cm" svg:x2="8.448cm" svg:y2="5.287cm">
              <text:p/>
            </draw:line>
            <draw:line draw:style-name="gr39" draw:text-style-name="P18" draw:layer="layout" svg:x1="7.915cm" svg:y1="5.02cm" svg:x2="8.448cm" svg:y2="5.325cm">
              <text:p/>
            </draw:line>
            <draw:line draw:style-name="gr40" draw:text-style-name="P18" draw:layer="layout" svg:x1="7.915cm" svg:y1="5.058cm" svg:x2="8.448cm" svg:y2="5.363cm">
              <text:p/>
            </draw:line>
            <draw:line draw:style-name="gr41" draw:text-style-name="P18" draw:layer="layout" svg:x1="7.915cm" svg:y1="5.096cm" svg:x2="8.448cm" svg:y2="5.401cm">
              <text:p/>
            </draw:line>
          </draw:g>
        </draw:g>
        <draw:g xml:id="id9" draw:id="id9">
          <draw:glue-point draw:id="4" svg:x="-3.761cm" svg:y="3.254cm"/>
          <draw:glue-point draw:id="5" svg:x="1.872cm" svg:y="-0.801cm"/>
          <dr3d:scene draw:style-name="gr42" svg:width="0.6cm" svg:height="0.72cm" svg:x="2.743cm" svg:y="11.367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3"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44"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45"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46"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47"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48"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49"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50"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51"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52"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53"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54"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55"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56"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57"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58"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59"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60"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g>
        <draw:g xml:id="id2" draw:id="id2">
          <draw:glue-point draw:id="4" svg:x="-2.272cm" svg:y="3.562cm"/>
          <draw:glue-point draw:id="5" svg:x="-0.714cm" svg:y="5.037cm"/>
          <draw:glue-point draw:id="6" svg:x="2.548cm" svg:y="-2.246cm"/>
          <draw:glue-point draw:id="7" svg:x="-0.743cm" svg:y="0.069cm"/>
          <draw:glue-point draw:id="8" svg:x="2.311cm" svg:y="5.073cm"/>
          <draw:g xml:id="id3" draw:id="id3">
            <draw:glue-point draw:id="4" svg:x="2.319cm" svg:y="5.042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2" draw:layer="layout" svg:width="1.12cm" svg:height="0.725cm" svg:x="8.333cm" svg:y="7.808cm" svg:viewBox="0 0 1121 726" svg:d="M1 726c93 0 1120-451 1120-589 0-137-144-137-238-137 0 59-916 294-882 726z">
                <text:p/>
              </draw:path>
              <draw:g>
                <draw:polygon draw:style-name="gr62" draw:text-style-name="P3" draw:layer="layout" svg:width="1.187cm" svg:height="1.078cm" svg:x="7.078cm" svg:y="7.415cm" svg:viewBox="0 0 1188 1079" draw:points="0,393 0,0 1188,687 1188,1079">
                  <text:p/>
                </draw:polygon>
                <draw:polygon draw:style-name="gr63" draw:text-style-name="P4" draw:layer="layout" svg:width="1.017cm" svg:height="0.98cm" svg:x="8.266cm" svg:y="7.514cm" svg:viewBox="0 0 1018 981" draw:points="0,981 0,588 1018,0 1018,393">
                  <text:p/>
                </draw:polygon>
                <draw:polygon draw:style-name="gr64" draw:text-style-name="P5" draw:layer="layout" svg:width="2.205cm" svg:height="1.274cm" svg:x="7.078cm" svg:y="6.827cm" svg:viewBox="0 0 2206 1275" draw:points="1188,1275 0,588 1018,0 2206,687">
                  <text:p/>
                </draw:polygon>
                <draw:line draw:style-name="gr65" draw:text-style-name="P6" draw:layer="layout" svg:x1="7.485cm" svg:y1="7.729cm" svg:x2="7.485cm" svg:y2="7.965cm">
                  <text:p/>
                </draw:line>
                <draw:line draw:style-name="gr66" draw:text-style-name="P6" draw:layer="layout" svg:x1="8.232cm" svg:y1="8.232cm" svg:x2="7.689cm" svg:y2="7.918cm">
                  <text:p/>
                </draw:line>
                <draw:line draw:style-name="gr67" draw:text-style-name="P6" draw:layer="layout" svg:x1="7.686cm" svg:y1="7.847cm" svg:x2="7.686cm" svg:y2="7.926cm">
                  <text:p/>
                </draw:line>
                <draw:line draw:style-name="gr68" draw:text-style-name="P6" draw:layer="layout" svg:x1="8.229cm" svg:y1="8.161cm" svg:x2="8.229cm" svg:y2="8.24cm">
                  <text:p/>
                </draw:line>
                <draw:line draw:style-name="gr69" draw:text-style-name="P6" draw:layer="layout" svg:x1="8.229cm" svg:y1="8.161cm" svg:x2="7.686cm" svg:y2="7.847cm">
                  <text:p/>
                </draw:line>
                <draw:polygon draw:style-name="gr70" draw:text-style-name="P7" draw:layer="layout" svg:width="0.067cm" svg:height="0.117cm" svg:x="7.553cm" svg:y="7.769cm" svg:viewBox="0 0 68 118" draw:points="0,79 0,0 68,39 68,118">
                  <text:p/>
                </draw:polygon>
                <draw:line draw:style-name="gr71" draw:text-style-name="P6" draw:layer="layout" svg:x1="7.417cm" svg:y1="7.69cm" svg:x2="7.417cm" svg:y2="7.926cm">
                  <text:p/>
                </draw:line>
                <draw:line draw:style-name="gr72" draw:text-style-name="P6" draw:layer="layout" svg:x1="7.349cm" svg:y1="7.651cm" svg:x2="7.349cm" svg:y2="7.887cm">
                  <text:p/>
                </draw:line>
                <draw:line draw:style-name="gr73" draw:text-style-name="P6" draw:layer="layout" svg:x1="7.282cm" svg:y1="7.612cm" svg:x2="7.282cm" svg:y2="7.848cm">
                  <text:p/>
                </draw:line>
                <draw:line draw:style-name="gr74" draw:text-style-name="P6" draw:layer="layout" svg:x1="7.214cm" svg:y1="7.572cm" svg:x2="7.214cm" svg:y2="7.808cm">
                  <text:p/>
                </draw:line>
                <draw:line draw:style-name="gr75" draw:text-style-name="P6" draw:layer="layout" svg:x1="7.146cm" svg:y1="7.533cm" svg:x2="7.146cm" svg:y2="7.769cm">
                  <text:p/>
                </draw:line>
                <draw:polygon draw:style-name="gr76" draw:text-style-name="P3" draw:layer="layout" svg:width="0.067cm" svg:height="0.431cm" svg:x="7.01cm" svg:y="7.376cm" svg:viewBox="0 0 68 432" draw:points="0,393 0,0 68,39 68,432">
                  <text:p/>
                </draw:polygon>
                <draw:polygon draw:style-name="gr77" draw:text-style-name="P3" draw:layer="layout" svg:width="0.067cm" svg:height="0.431cm" svg:x="8.266cm" svg:y="8.102cm" svg:viewBox="0 0 68 432" draw:points="0,393 0,0 68,39 68,432">
                  <text:p/>
                </draw:polygon>
                <draw:polygon draw:style-name="gr78" draw:text-style-name="P8" draw:layer="layout" svg:width="2.273cm" svg:height="1.706cm" svg:x="7.01cm" svg:y="6.827cm" svg:viewBox="0 0 2274 1707" draw:points="0,942 0,549 68,588 1086,0 2274,687 2274,1079 1324,1628 1324,1707">
                  <text:p/>
                </draw:polygon>
              </draw:g>
            </draw:g>
            <draw:g xml:id="id11" draw:id="id11">
              <draw:glue-point draw:id="4" svg:x="-0.119cm" svg:y="0.226cm"/>
              <draw:g>
                <draw:glue-point draw:id="4" svg:x="0cm" svg:y="0cm"/>
                <draw:path draw:style-name="gr79" draw:text-style-name="P2" draw:layer="layout" svg:width="0.249cm" svg:height="0.219cm" svg:x="8.905cm" svg:y="8.494cm" svg:viewBox="0 0 250 220" svg:d="M0 220c109 0 250-63 250-126s-4-94-83-94c0 68-167 131-167 220z">
                  <text:p/>
                </draw:path>
                <draw:path draw:style-name="gr80" draw:text-style-name="P19" draw:layer="layout" svg:width="0.61cm" svg:height="0.377cm" svg:x="8.455cm" svg:y="8.353cm" svg:viewBox="0 0 611 378" svg:d="M611 0c0 0 0 252 0 189 1 111-131 189-304 189-174 0-307-78-307-189 0 0 0-78 0-189 0 111 139 189 306 189s305-78 305-189z">
                  <text:p/>
                </draw:path>
                <draw:path draw:style-name="gr81" draw:text-style-name="P20" draw:layer="layout" svg:width="0.61cm" svg:height="0.377cm" svg:x="8.455cm" svg:y="8.161cm" svg:viewBox="0 0 611 378" svg:d="M306 0c174 0 305 82 305 189s-131 189-305 189c-173 0-306-82-306-189s133-189 306-189z">
                  <text:p/>
                </draw:path>
                <draw:polygon draw:style-name="gr82" draw:text-style-name="P21" draw:layer="layout" svg:width="0.166cm" svg:height="0.093cm" svg:x="8.789cm" svg:y="8.368cm" svg:viewBox="0 0 167 94" draw:points="83,0 56,16 167,79 139,94 27,31 0,48 0,0">
                  <text:p/>
                </draw:polygon>
                <draw:polygon draw:style-name="gr83" draw:text-style-name="P21" draw:layer="layout" svg:width="0.166cm" svg:height="0.093cm" svg:x="8.568cm" svg:y="8.243cm" svg:viewBox="0 0 167 94" draw:points="139,63 167,48 167,94 83,94 110,79 0,16 27,0">
                  <text:p/>
                </draw:polygon>
                <draw:polygon draw:style-name="gr84" draw:text-style-name="P21" draw:layer="layout" svg:width="0.166cm" svg:height="0.093cm" svg:x="8.568cm" svg:y="8.368cm" svg:viewBox="0 0 167 94" draw:points="27,63 139,0 167,16 56,79 83,94 0,94 0,48">
                  <text:p/>
                </draw:polygon>
                <draw:polygon draw:style-name="gr85" draw:text-style-name="P21" draw:layer="layout" svg:width="0.166cm" svg:height="0.093cm" svg:x="8.789cm" svg:y="8.243cm" svg:viewBox="0 0 167 94" draw:points="110,16 83,0 167,0 167,48 139,31 27,94 0,79">
                  <text:p/>
                </draw:polygon>
                <draw:path draw:style-name="gr86" draw:text-style-name="P20" draw:layer="layout" svg:width="0.61cm" svg:height="0.188cm" svg:x="8.455cm" svg:y="8.416cm" svg:viewBox="0 0 611 189" svg:d="M611 0c0 107-131 189-305 189-173 0-306-82-306-189">
                  <text:p/>
                </draw:path>
                <draw:line draw:style-name="gr87" draw:text-style-name="P22" draw:layer="layout" svg:x1="8.483cm" svg:y1="8.431cm" svg:x2="8.483cm" svg:y2="8.494cm">
                  <text:p/>
                </draw:line>
                <draw:line draw:style-name="gr88" draw:text-style-name="P22" draw:layer="layout" svg:x1="8.539cm" svg:y1="8.479cm" svg:x2="8.539cm" svg:y2="8.542cm">
                  <text:p/>
                </draw:line>
                <draw:line draw:style-name="gr89" draw:text-style-name="P22" draw:layer="layout" svg:x1="8.622cm" svg:y1="8.527cm" svg:x2="8.622cm" svg:y2="8.59cm">
                  <text:p/>
                </draw:line>
                <draw:line draw:style-name="gr90" draw:text-style-name="P22" draw:layer="layout" svg:x1="8.705cm" svg:y1="8.542cm" svg:x2="8.705cm" svg:y2="8.605cm">
                  <text:p/>
                </draw:line>
                <draw:line draw:style-name="gr91" draw:text-style-name="P22" draw:layer="layout" svg:x1="8.816cm" svg:y1="8.542cm" svg:x2="8.816cm" svg:y2="8.605cm">
                  <text:p/>
                </draw:line>
                <draw:line draw:style-name="gr92" draw:text-style-name="P22" draw:layer="layout" svg:x1="8.9cm" svg:y1="8.527cm" svg:x2="8.9cm" svg:y2="8.59cm">
                  <text:p/>
                </draw:line>
                <draw:line draw:style-name="gr93" draw:text-style-name="P22" draw:layer="layout" svg:x1="8.983cm" svg:y1="8.479cm" svg:x2="8.983cm" svg:y2="8.542cm">
                  <text:p/>
                </draw:line>
                <draw:line draw:style-name="gr94" draw:text-style-name="P22" draw:layer="layout" svg:x1="9.039cm" svg:y1="8.431cm" svg:x2="9.039cm" svg:y2="8.494cm">
                  <text:p/>
                </draw:line>
                <draw:line draw:style-name="gr95" draw:text-style-name="P22" draw:layer="layout" svg:x1="8.765cm" svg:y1="8.604cm" svg:x2="8.765cm" svg:y2="8.667cm">
                  <text:p/>
                </draw:line>
                <draw:line draw:style-name="gr96" draw:text-style-name="P22" draw:layer="layout" svg:x1="8.873cm" svg:y1="8.589cm" svg:x2="8.873cm" svg:y2="8.652cm">
                  <text:p/>
                </draw:line>
                <draw:line draw:style-name="gr97" draw:text-style-name="P22" draw:layer="layout" svg:x1="8.956cm" svg:y1="8.558cm" svg:x2="8.956cm" svg:y2="8.621cm">
                  <text:p/>
                </draw:line>
                <draw:line draw:style-name="gr98" draw:text-style-name="P22" draw:layer="layout" svg:x1="9.012cm" svg:y1="8.527cm" svg:x2="9.012cm" svg:y2="8.59cm">
                  <text:p/>
                </draw:line>
                <draw:line draw:style-name="gr99" draw:text-style-name="P22" draw:layer="layout" svg:x1="8.65cm" svg:y1="8.589cm" svg:x2="8.65cm" svg:y2="8.652cm">
                  <text:p/>
                </draw:line>
                <draw:line draw:style-name="gr100" draw:text-style-name="P22" draw:layer="layout" svg:x1="8.568cm" svg:y1="8.558cm" svg:x2="8.568cm" svg:y2="8.621cm">
                  <text:p/>
                </draw:line>
                <draw:line draw:style-name="gr101" draw:text-style-name="P22" draw:layer="layout" svg:x1="8.514cm" svg:y1="8.527cm" svg:x2="8.514cm" svg:y2="8.59cm">
                  <text:p/>
                </draw:line>
                <draw:path draw:style-name="gr102" draw:text-style-name="P20" draw:layer="layout" svg:width="0.61cm" svg:height="0.188cm" svg:x="8.455cm" svg:y="8.479cm" svg:viewBox="0 0 611 189" svg:d="M611 0c0 107-131 189-305 189-173 0-306-82-306-189">
                  <text:p/>
                </draw:path>
                <draw:line draw:style-name="gr103" draw:text-style-name="P22" draw:layer="layout" svg:x1="8.483cm" svg:y1="8.558cm" svg:x2="8.483cm" svg:y2="8.621cm">
                  <text:p/>
                </draw:line>
                <draw:line draw:style-name="gr104" draw:text-style-name="P22" draw:layer="layout" svg:x1="8.539cm" svg:y1="8.605cm" svg:x2="8.539cm" svg:y2="8.668cm">
                  <text:p/>
                </draw:line>
                <draw:line draw:style-name="gr105" draw:text-style-name="P22" draw:layer="layout" svg:x1="8.622cm" svg:y1="8.652cm" svg:x2="8.622cm" svg:y2="8.715cm">
                  <text:p/>
                </draw:line>
                <draw:line draw:style-name="gr106" draw:text-style-name="P22" draw:layer="layout" svg:x1="8.705cm" svg:y1="8.667cm" svg:x2="8.705cm" svg:y2="8.73cm">
                  <text:p/>
                </draw:line>
                <draw:line draw:style-name="gr107" draw:text-style-name="P22" draw:layer="layout" svg:x1="8.816cm" svg:y1="8.667cm" svg:x2="8.816cm" svg:y2="8.73cm">
                  <text:p/>
                </draw:line>
                <draw:line draw:style-name="gr108" draw:text-style-name="P22" draw:layer="layout" svg:x1="8.9cm" svg:y1="8.652cm" svg:x2="8.9cm" svg:y2="8.715cm">
                  <text:p/>
                </draw:line>
                <draw:line draw:style-name="gr109" draw:text-style-name="P22" draw:layer="layout" svg:x1="8.983cm" svg:y1="8.605cm" svg:x2="8.983cm" svg:y2="8.668cm">
                  <text:p/>
                </draw:line>
                <draw:line draw:style-name="gr110" draw:text-style-name="P22" draw:layer="layout" svg:x1="9.039cm" svg:y1="8.558cm" svg:x2="9.039cm" svg:y2="8.621cm">
                  <text:p/>
                </draw:line>
                <draw:path draw:style-name="gr111" draw:text-style-name="P23" draw:layer="layout" svg:width="0.611cm" svg:height="0.566cm" svg:x="8.455cm" svg:y="8.164cm" svg:viewBox="0 0 612 567" svg:d="M306 0c174 0 306 82 306 189l-1 189c0 110-138 189-305 189s-306-79-306-189v-189c0-107 133-189 306-189z">
                  <text:p/>
                </draw:path>
              </draw:g>
            </draw:g>
          </draw:g>
        </draw:g>
        <draw:g xml:id="id6" draw:id="id6">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112" draw:text-style-name="P2" draw:layer="layout" svg:width="0.697cm" svg:height="0.559cm" svg:x="6.87cm" svg:y="11.126cm" svg:viewBox="0 0 698 560" svg:d="M0 560c106 0 698-224 698-336s-282-224-388-224c0 67-310 470-310 560z">
            <text:p/>
          </draw:path>
          <draw:g>
            <draw:polygon draw:style-name="gr113" draw:text-style-name="P3" draw:layer="layout" svg:width="1.355cm" svg:height="1.007cm" svg:x="5.437cm" svg:y="10.633cm" svg:viewBox="0 0 1356 1008" draw:points="0,224 0,0 1356,784 1356,1008">
              <text:p/>
            </draw:polygon>
            <draw:polygon draw:style-name="gr114" draw:text-style-name="P4" draw:layer="layout" svg:width="0.58cm" svg:height="0.559cm" svg:x="6.793cm" svg:y="11.081cm" svg:viewBox="0 0 581 560" draw:points="0,560 0,336 581,0 581,224">
              <text:p/>
            </draw:polygon>
            <draw:polygon draw:style-name="gr115" draw:text-style-name="P5" draw:layer="layout" svg:width="1.937cm" svg:height="1.119cm" svg:x="5.437cm" svg:y="10.297cm" svg:viewBox="0 0 1938 1120" draw:points="1356,1120 0,336 581,0 1938,784">
              <text:p/>
            </draw:polygon>
            <draw:polygon draw:style-name="gr116" draw:text-style-name="P7" draw:layer="layout" svg:width="0.077cm" svg:height="0.134cm" svg:x="6.638cm" svg:y="11.395cm" svg:viewBox="0 0 78 135" draw:points="0,90 0,0 78,45 78,135">
              <text:p/>
            </draw:polygon>
            <draw:polygon draw:style-name="gr117" draw:text-style-name="P3" draw:layer="layout" svg:width="0.077cm" svg:height="0.268cm" svg:x="5.359cm" svg:y="10.588cm" svg:viewBox="0 0 78 269" draw:points="0,224 0,0 78,45 78,269">
              <text:p/>
            </draw:polygon>
            <draw:polygon draw:style-name="gr118" draw:text-style-name="P3" draw:layer="layout" svg:width="0.077cm" svg:height="0.268cm" svg:x="6.793cm" svg:y="11.417cm" svg:viewBox="0 0 78 269" draw:points="0,224 0,0 78,45 78,269">
              <text:p/>
            </draw:polygon>
            <draw:polygon draw:style-name="gr119" draw:text-style-name="P8" draw:layer="layout" svg:width="2.014cm" svg:height="1.388cm" svg:x="5.359cm" svg:y="10.297cm" svg:viewBox="0 0 2015 1389" draw:points="0,515 0,291 78,336 659,0 2015,784 2015,1008 1511,1299 1511,1389">
              <text:p/>
            </draw:polygon>
            <draw:polygon draw:style-name="gr120" draw:text-style-name="P24" draw:layer="layout" svg:width="0.038cm" svg:height="0.066cm" svg:x="5.475cm" svg:y="10.79cm" svg:viewBox="0 0 39 67" draw:points="0,45 0,0 39,22 39,67">
              <text:p/>
            </draw:polygon>
            <draw:polygon draw:style-name="gr121" draw:text-style-name="P24" draw:layer="layout" svg:width="0.038cm" svg:height="0.066cm" svg:x="5.475cm" svg:y="10.7cm" svg:viewBox="0 0 39 67" draw:points="0,45 0,0 39,22 39,67">
              <text:p/>
            </draw:polygon>
            <draw:polygon draw:style-name="gr122" draw:text-style-name="P24" draw:layer="layout" svg:width="0.038cm" svg:height="0.066cm" svg:x="5.553cm" svg:y="10.835cm" svg:viewBox="0 0 39 67" draw:points="0,45 0,0 39,22 39,67">
              <text:p/>
            </draw:polygon>
            <draw:polygon draw:style-name="gr123" draw:text-style-name="P24" draw:layer="layout" svg:width="0.038cm" svg:height="0.066cm" svg:x="5.553cm" svg:y="10.745cm" svg:viewBox="0 0 39 67" draw:points="0,45 0,0 39,22 39,67">
              <text:p/>
            </draw:polygon>
            <draw:polygon draw:style-name="gr124" draw:text-style-name="P24" draw:layer="layout" svg:width="0.038cm" svg:height="0.066cm" svg:x="5.63cm" svg:y="10.88cm" svg:viewBox="0 0 39 67" draw:points="0,45 0,0 39,22 39,67">
              <text:p/>
            </draw:polygon>
            <draw:polygon draw:style-name="gr125" draw:text-style-name="P24" draw:layer="layout" svg:width="0.038cm" svg:height="0.066cm" svg:x="5.63cm" svg:y="10.79cm" svg:viewBox="0 0 39 67" draw:points="0,45 0,0 39,22 39,67">
              <text:p/>
            </draw:polygon>
            <draw:polygon draw:style-name="gr126" draw:text-style-name="P24" draw:layer="layout" svg:width="0.038cm" svg:height="0.066cm" svg:x="5.708cm" svg:y="10.924cm" svg:viewBox="0 0 39 67" draw:points="0,45 0,0 39,22 39,67">
              <text:p/>
            </draw:polygon>
            <draw:polygon draw:style-name="gr127" draw:text-style-name="P24" draw:layer="layout" svg:width="0.038cm" svg:height="0.066cm" svg:x="5.708cm" svg:y="10.835cm" svg:viewBox="0 0 39 67" draw:points="0,45 0,0 39,22 39,67">
              <text:p/>
            </draw:polygon>
            <draw:polygon draw:style-name="gr128" draw:text-style-name="P24" draw:layer="layout" svg:width="0.038cm" svg:height="0.066cm" svg:x="5.824cm" svg:y="10.992cm" svg:viewBox="0 0 39 67" draw:points="0,45 0,0 39,22 39,67">
              <text:p/>
            </draw:polygon>
            <draw:polygon draw:style-name="gr129" draw:text-style-name="P24" draw:layer="layout" svg:width="0.038cm" svg:height="0.066cm" svg:x="5.824cm" svg:y="10.902cm" svg:viewBox="0 0 39 67" draw:points="0,45 0,0 39,22 39,67">
              <text:p/>
            </draw:polygon>
            <draw:polygon draw:style-name="gr130" draw:text-style-name="P24" draw:layer="layout" svg:width="0.038cm" svg:height="0.066cm" svg:x="5.902cm" svg:y="11.036cm" svg:viewBox="0 0 39 67" draw:points="0,45 0,0 39,22 39,67">
              <text:p/>
            </draw:polygon>
            <draw:polygon draw:style-name="gr131" draw:text-style-name="P24" draw:layer="layout" svg:width="0.038cm" svg:height="0.066cm" svg:x="5.902cm" svg:y="10.947cm" svg:viewBox="0 0 39 67" draw:points="0,45 0,0 39,22 39,67">
              <text:p/>
            </draw:polygon>
            <draw:polygon draw:style-name="gr132" draw:text-style-name="P24" draw:layer="layout" svg:width="0.038cm" svg:height="0.066cm" svg:x="5.979cm" svg:y="11.081cm" svg:viewBox="0 0 39 67" draw:points="0,45 0,0 39,22 39,67">
              <text:p/>
            </draw:polygon>
            <draw:polygon draw:style-name="gr133" draw:text-style-name="P24" draw:layer="layout" svg:width="0.038cm" svg:height="0.066cm" svg:x="5.979cm" svg:y="10.992cm" svg:viewBox="0 0 39 67" draw:points="0,45 0,0 39,22 39,67">
              <text:p/>
            </draw:polygon>
            <draw:polygon draw:style-name="gr134" draw:text-style-name="P24" draw:layer="layout" svg:width="0.038cm" svg:height="0.066cm" svg:x="6.057cm" svg:y="11.126cm" svg:viewBox="0 0 39 67" draw:points="0,45 0,0 39,22 39,67">
              <text:p/>
            </draw:polygon>
            <draw:polygon draw:style-name="gr135" draw:text-style-name="P24" draw:layer="layout" svg:width="0.038cm" svg:height="0.066cm" svg:x="6.057cm" svg:y="11.036cm" svg:viewBox="0 0 39 67" draw:points="0,45 0,0 39,22 39,67">
              <text:p/>
            </draw:polygon>
            <draw:polygon draw:style-name="gr136" draw:text-style-name="P24" draw:layer="layout" svg:width="0.038cm" svg:height="0.066cm" svg:x="6.173cm" svg:y="11.193cm" svg:viewBox="0 0 39 67" draw:points="0,45 0,0 39,22 39,67">
              <text:p/>
            </draw:polygon>
            <draw:polygon draw:style-name="gr137" draw:text-style-name="P24" draw:layer="layout" svg:width="0.038cm" svg:height="0.066cm" svg:x="6.173cm" svg:y="11.103cm" svg:viewBox="0 0 39 67" draw:points="0,45 0,0 39,22 39,67">
              <text:p/>
            </draw:polygon>
            <draw:polygon draw:style-name="gr138" draw:text-style-name="P24" draw:layer="layout" svg:width="0.038cm" svg:height="0.066cm" svg:x="6.25cm" svg:y="11.238cm" svg:viewBox="0 0 39 67" draw:points="0,45 0,0 39,22 39,67">
              <text:p/>
            </draw:polygon>
            <draw:polygon draw:style-name="gr139" draw:text-style-name="P24" draw:layer="layout" svg:width="0.038cm" svg:height="0.066cm" svg:x="6.25cm" svg:y="11.148cm" svg:viewBox="0 0 39 67" draw:points="0,45 0,0 39,22 39,67">
              <text:p/>
            </draw:polygon>
            <draw:polygon draw:style-name="gr140" draw:text-style-name="P24" draw:layer="layout" svg:width="0.038cm" svg:height="0.066cm" svg:x="6.328cm" svg:y="11.283cm" svg:viewBox="0 0 39 67" draw:points="0,45 0,0 39,22 39,67">
              <text:p/>
            </draw:polygon>
            <draw:polygon draw:style-name="gr141" draw:text-style-name="P24" draw:layer="layout" svg:width="0.038cm" svg:height="0.066cm" svg:x="6.328cm" svg:y="11.193cm" svg:viewBox="0 0 39 67" draw:points="0,45 0,0 39,22 39,67">
              <text:p/>
            </draw:polygon>
            <draw:polygon draw:style-name="gr142" draw:text-style-name="P24" draw:layer="layout" svg:width="0.038cm" svg:height="0.066cm" svg:x="6.405cm" svg:y="11.328cm" svg:viewBox="0 0 39 67" draw:points="0,45 0,0 39,22 39,67">
              <text:p/>
            </draw:polygon>
            <draw:polygon draw:style-name="gr143" draw:text-style-name="P24" draw:layer="layout" svg:width="0.038cm" svg:height="0.066cm" svg:x="6.405cm" svg:y="11.238cm" svg:viewBox="0 0 39 67" draw:points="0,45 0,0 39,22 39,67">
              <text:p/>
            </draw:polygon>
          </draw:g>
        </draw:g>
        <draw:g>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144" draw:text-style-name="P2" draw:layer="layout" svg:width="0.556cm" svg:height="0.37cm" svg:x="10.366cm" svg:y="15.007cm" svg:viewBox="0 0 557 371" svg:d="M0 371c118 0 557-123 557-223 0-99-11-148-129-148 0 74-428 272-428 371z">
            <text:p/>
          </draw:path>
          <draw:g>
            <draw:polygon draw:style-name="gr145" draw:text-style-name="P4" draw:layer="layout" svg:width="0.427cm" svg:height="0.989cm" svg:x="10.366cm" svg:y="14.388cm" svg:viewBox="0 0 428 990" draw:points="0,990 0,248 428,0 428,743">
              <text:p/>
            </draw:polygon>
            <draw:polygon draw:style-name="gr146" draw:text-style-name="P5" draw:layer="layout" svg:width="0.556cm" svg:height="0.321cm" svg:x="10.238cm" svg:y="14.314cm" svg:viewBox="0 0 557 322" draw:points="128,322 0,248 428,0 557,74">
              <text:p/>
            </draw:polygon>
            <draw:polygon draw:style-name="gr147" draw:text-style-name="P3" draw:layer="layout" svg:width="0.127cm" svg:height="0.816cm" svg:x="10.238cm" svg:y="14.562cm" svg:viewBox="0 0 128 817" draw:points="0,743 0,0 128,74 128,817">
              <text:p/>
            </draw:polygon>
            <draw:polygon draw:style-name="gr148" draw:text-style-name="P8" draw:layer="layout" svg:width="0.556cm" svg:height="1.064cm" svg:x="10.238cm" svg:y="14.314cm" svg:viewBox="0 0 557 1065" draw:points="0,990 0,248 428,0 557,74 557,817 128,1065">
              <text:p/>
            </draw:polygon>
            <draw:polygon draw:style-name="gr149" draw:text-style-name="P7" draw:layer="layout" svg:width="0.042cm" svg:height="0.098cm" svg:x="10.281cm" svg:y="14.71cm" svg:viewBox="0 0 43 99" draw:points="0,74 0,0 43,25 43,99">
              <text:p/>
            </draw:polygon>
            <draw:polygon draw:style-name="gr150" draw:text-style-name="P25" draw:layer="layout" svg:width="0.042cm" svg:height="0.469cm" svg:x="10.709cm" svg:y="13.893cm" svg:viewBox="0 0 43 470" draw:points="0,446 0,0 43,0 43,470">
              <text:p/>
            </draw:polygon>
          </draw:g>
        </draw:g>
        <draw:g xml:id="id8" draw:id="id8">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88cm" svg:y="1.023cm"/>
          <draw:g>
            <draw:path draw:style-name="gr151" draw:text-style-name="P2" draw:layer="layout" svg:width="0.242cm" svg:height="0.153cm" svg:x="2.373cm" svg:y="15.124cm" svg:viewBox="0 0 243 154" svg:d="M0 154c61 0 243-51 243-90 0-38-5-64-66-64 0 38-178 38-177 154z">
              <text:p/>
            </draw:path>
            <draw:g>
              <draw:polygon draw:style-name="gr152" draw:text-style-name="P3" draw:layer="layout" svg:width="0.11cm" svg:height="0.127cm" svg:x="2.283cm" svg:y="15.15cm" svg:viewBox="0 0 111 128" draw:points="0,77 22,0 111,51 89,128">
                <text:p/>
              </draw:polygon>
              <draw:polygon draw:style-name="gr153" draw:text-style-name="P5" draw:layer="layout" svg:width="0.243cm" svg:height="0.14cm" svg:x="2.305cm" svg:y="15.06cm" svg:viewBox="0 0 244 141" draw:points="0,90 45,51 111,13 155,0 244,51 200,64 133,103 89,141">
                <text:p/>
              </draw:polygon>
              <draw:path draw:style-name="gr154" draw:text-style-name="P26" draw:layer="layout" svg:width="0.199cm" svg:height="0.166cm" svg:x="2.372cm" svg:y="15.111cm" svg:viewBox="0 0 200 167" svg:d="M200 51c0-77-45-51-89-25-44 25-89 25-111 141 0 0 89-52 200-116z">
                <text:p/>
              </draw:path>
              <draw:path draw:style-name="gr155" draw:text-style-name="P8" draw:layer="layout" svg:width="0.288cm" svg:height="0.217cm" svg:x="2.283cm" svg:y="15.06cm" svg:viewBox="0 0 289 218" svg:d="M177 0c-44 13-44 13-88 38-22 13-67 26-89 129 45 26 45 26 89 51 25-12 155-90 200-115 0-65-45-65-112-103z">
                <text:p/>
              </draw:path>
            </draw:g>
          </draw:g>
          <draw:g>
            <draw:path draw:style-name="gr156" draw:text-style-name="P2" draw:layer="layout" svg:width="0.398cm" svg:height="0.307cm" svg:x="2.172cm" svg:y="14.508cm" svg:viewBox="0 0 399 308" svg:d="M1 308c61 0 398-13 398-128 0-116-115-180-176-180 0 38-244 26-222 308z">
              <text:p/>
            </draw:path>
            <draw:g>
              <draw:polygon draw:style-name="gr157" draw:text-style-name="P3" draw:layer="layout" svg:width="0.221cm" svg:height="0.179cm" svg:x="1.95cm" svg:y="14.636cm" svg:viewBox="0 0 222 180" draw:points="0,51 0,0 222,128 222,180">
                <text:p/>
              </draw:polygon>
              <draw:polygon draw:style-name="gr158" draw:text-style-name="P3" draw:layer="layout" svg:width="0.221cm" svg:height="0.217cm" svg:x="2.128cm" svg:y="14.444cm" svg:viewBox="0 0 222 218" draw:points="0,90 0,0 222,128 222,218">
                <text:p/>
              </draw:polygon>
              <draw:polygon draw:style-name="gr159" draw:text-style-name="P5" draw:layer="layout" svg:width="0.398cm" svg:height="0.23cm" svg:x="1.95cm" svg:y="14.534cm" svg:viewBox="0 0 399 231" draw:points="0,103 177,0 399,128 222,231">
                <text:p/>
              </draw:polygon>
              <draw:line draw:style-name="gr160" draw:text-style-name="P6" draw:layer="layout" svg:x1="2.128cm" svg:y1="14.534cm" svg:x2="2.35cm" svg:y2="14.662cm">
                <text:p/>
              </draw:line>
              <draw:polygon draw:style-name="gr161" draw:text-style-name="P26" draw:layer="layout" svg:width="0.221cm" svg:height="0.217cm" svg:x="2.172cm" svg:y="14.598cm" svg:viewBox="0 0 222 218" draw:points="0,218 0,167 177,64 177,0 222,26 222,90">
                <text:p/>
              </draw:polygon>
              <draw:polygon draw:style-name="gr162" draw:text-style-name="P3" draw:layer="layout" svg:width="0.709cm" svg:height="0.974cm" svg:x="1.706cm" svg:y="13.661cm" svg:viewBox="0 0 710 975" draw:points="0,565 0,0 710,411 710,975">
                <text:p/>
              </draw:polygon>
              <draw:polygon draw:style-name="gr163" draw:text-style-name="P27" draw:layer="layout" svg:width="0.665cm" svg:height="0.897cm" svg:x="1.728cm" svg:y="13.7cm" svg:viewBox="0 0 666 898" draw:points="0,513 0,0 666,385 666,898">
                <text:p/>
              </draw:polygon>
              <draw:polygon draw:style-name="gr164" draw:text-style-name="P5" draw:layer="layout" svg:width="0.754cm" svg:height="0.435cm" svg:x="1.706cm" svg:y="13.636cm" svg:viewBox="0 0 755 436" draw:points="710,436 0,26 45,0 755,411">
                <text:p/>
              </draw:polygon>
              <draw:polygon draw:style-name="gr165" draw:text-style-name="P26" draw:layer="layout" svg:width="0.044cm" svg:height="0.589cm" svg:x="2.416cm" svg:y="14.046cm" svg:viewBox="0 0 45 590" draw:points="0,590 0,26 45,0 45,565">
                <text:p/>
              </draw:polygon>
              <draw:polygon draw:style-name="gr166" draw:text-style-name="P8" draw:layer="layout" svg:width="0.754cm" svg:height="1.179cm" svg:x="1.706cm" svg:y="13.636cm" svg:viewBox="0 0 755 1180" draw:points="45,0 755,411 755,975 710,1001 688,988 688,1052 466,1180 244,1052 244,1001 422,898 422,834 0,590 0,26">
                <text:p/>
              </draw:polygon>
            </draw:g>
          </draw:g>
          <draw:g>
            <draw:path draw:style-name="gr167" draw:text-style-name="P2" draw:layer="layout" svg:width="0.288cm" svg:height="0.153cm" svg:x="2.083cm" svg:y="14.983cm" svg:viewBox="0 0 289 154" svg:d="M2 154c61 0 287-64 287-103 0-38-5-51-66-51 0 38-245 26-221 154z">
              <text:p/>
            </draw:path>
            <draw:g>
              <draw:polygon draw:style-name="gr168" draw:text-style-name="P5" draw:layer="layout" svg:width="0.953cm" svg:height="0.551cm" svg:x="1.373cm" svg:y="14.546cm" svg:viewBox="0 0 954 552" draw:points="710,552 0,141 244,0 954,411">
                <text:p/>
              </draw:polygon>
              <draw:polygon draw:style-name="gr169" draw:text-style-name="P28" draw:layer="layout" svg:width="0.643cm" svg:height="0.371cm" svg:x="1.44cm" svg:y="14.585cm" svg:viewBox="0 0 644 372" draw:points="0,103 177,0 644,270 466,372">
                <text:p/>
              </draw:polygon>
              <draw:polygon draw:style-name="gr170" draw:text-style-name="P28" draw:layer="layout" svg:width="0.31cm" svg:height="0.179cm" svg:x="1.95cm" svg:y="14.88cm" svg:viewBox="0 0 311 180" draw:points="0,103 177,0 311,77 133,180">
                <text:p/>
              </draw:polygon>
              <draw:polygon draw:style-name="gr171" draw:text-style-name="P26" draw:layer="layout" svg:width="0.243cm" svg:height="0.192cm" svg:x="2.083cm" svg:y="14.957cm" svg:viewBox="0 0 244 193" draw:points="0,193 0,141 244,0 244,51">
                <text:p/>
              </draw:polygon>
              <draw:line draw:style-name="gr172" draw:text-style-name="P6" draw:layer="layout" svg:x1="1.484cm" svg:y1="14.662cm" svg:x2="1.95cm" svg:y2="14.932cm">
                <text:p/>
              </draw:line>
              <draw:line draw:style-name="gr173" draw:text-style-name="P6" draw:layer="layout" svg:x1="1.528cm" svg:y1="14.636cm" svg:x2="1.994cm" svg:y2="14.906cm">
                <text:p/>
              </draw:line>
              <draw:line draw:style-name="gr174" draw:text-style-name="P6" draw:layer="layout" svg:x1="1.573cm" svg:y1="14.611cm" svg:x2="2.039cm" svg:y2="14.881cm">
                <text:p/>
              </draw:line>
              <draw:line draw:style-name="gr175" draw:text-style-name="P6" draw:layer="layout" svg:x1="1.995cm" svg:y1="14.855cm" svg:x2="2.04cm" svg:y2="14.829cm">
                <text:p/>
              </draw:line>
              <draw:line draw:style-name="gr176" draw:text-style-name="P6" draw:layer="layout" svg:x1="1.95cm" svg:y1="14.829cm" svg:x2="1.995cm" svg:y2="14.803cm">
                <text:p/>
              </draw:line>
              <draw:line draw:style-name="gr177" draw:text-style-name="P6" draw:layer="layout" svg:x1="1.906cm" svg:y1="14.804cm" svg:x2="1.951cm" svg:y2="14.778cm">
                <text:p/>
              </draw:line>
              <draw:line draw:style-name="gr178" draw:text-style-name="P6" draw:layer="layout" svg:x1="1.928cm" svg:y1="14.868cm" svg:x2="1.973cm" svg:y2="14.842cm">
                <text:p/>
              </draw:line>
              <draw:line draw:style-name="gr179" draw:text-style-name="P6" draw:layer="layout" svg:x1="1.884cm" svg:y1="14.842cm" svg:x2="1.929cm" svg:y2="14.816cm">
                <text:p/>
              </draw:line>
              <draw:line draw:style-name="gr180" draw:text-style-name="P6" draw:layer="layout" svg:x1="1.839cm" svg:y1="14.816cm" svg:x2="1.884cm" svg:y2="14.79cm">
                <text:p/>
              </draw:line>
              <draw:line draw:style-name="gr181" draw:text-style-name="P6" draw:layer="layout" svg:x1="1.861cm" svg:y1="14.778cm" svg:x2="1.906cm" svg:y2="14.752cm">
                <text:p/>
              </draw:line>
              <draw:line draw:style-name="gr182" draw:text-style-name="P6" draw:layer="layout" svg:x1="1.795cm" svg:y1="14.791cm" svg:x2="1.84cm" svg:y2="14.765cm">
                <text:p/>
              </draw:line>
              <draw:line draw:style-name="gr183" draw:text-style-name="P6" draw:layer="layout" svg:x1="1.817cm" svg:y1="14.752cm" svg:x2="1.862cm" svg:y2="14.726cm">
                <text:p/>
              </draw:line>
              <draw:line draw:style-name="gr184" draw:text-style-name="P6" draw:layer="layout" svg:x1="1.772cm" svg:y1="14.726cm" svg:x2="1.817cm" svg:y2="14.7cm">
                <text:p/>
              </draw:line>
              <draw:line draw:style-name="gr185" draw:text-style-name="P6" draw:layer="layout" svg:x1="1.728cm" svg:y1="14.701cm" svg:x2="1.773cm" svg:y2="14.675cm">
                <text:p/>
              </draw:line>
              <draw:line draw:style-name="gr186" draw:text-style-name="P6" draw:layer="layout" svg:x1="1.75cm" svg:y1="14.765cm" svg:x2="1.795cm" svg:y2="14.739cm">
                <text:p/>
              </draw:line>
              <draw:line draw:style-name="gr187" draw:text-style-name="P6" draw:layer="layout" svg:x1="1.706cm" svg:y1="14.739cm" svg:x2="1.751cm" svg:y2="14.713cm">
                <text:p/>
              </draw:line>
              <draw:line draw:style-name="gr188" draw:text-style-name="P6" draw:layer="layout" svg:x1="1.662cm" svg:y1="14.714cm" svg:x2="1.707cm" svg:y2="14.688cm">
                <text:p/>
              </draw:line>
              <draw:line draw:style-name="gr189" draw:text-style-name="P6" draw:layer="layout" svg:x1="1.684cm" svg:y1="14.675cm" svg:x2="1.729cm" svg:y2="14.649cm">
                <text:p/>
              </draw:line>
              <draw:line draw:style-name="gr190" draw:text-style-name="P6" draw:layer="layout" svg:x1="1.617cm" svg:y1="14.688cm" svg:x2="1.662cm" svg:y2="14.662cm">
                <text:p/>
              </draw:line>
              <draw:line draw:style-name="gr191" draw:text-style-name="P6" draw:layer="layout" svg:x1="1.639cm" svg:y1="14.649cm" svg:x2="1.684cm" svg:y2="14.623cm">
                <text:p/>
              </draw:line>
              <draw:line draw:style-name="gr192" draw:text-style-name="P6" draw:layer="layout" svg:x1="1.595cm" svg:y1="14.624cm" svg:x2="1.64cm" svg:y2="14.598cm">
                <text:p/>
              </draw:line>
              <draw:line draw:style-name="gr193" draw:text-style-name="P6" draw:layer="layout" svg:x1="1.573cm" svg:y1="14.662cm" svg:x2="1.618cm" svg:y2="14.636cm">
                <text:p/>
              </draw:line>
              <draw:line draw:style-name="gr194" draw:text-style-name="P6" draw:layer="layout" svg:x1="1.861cm" svg:y1="14.88cm" svg:x2="1.906cm" svg:y2="14.854cm">
                <text:p/>
              </draw:line>
              <draw:line draw:style-name="gr195" draw:text-style-name="P6" draw:layer="layout" svg:x1="1.817cm" svg:y1="14.855cm" svg:x2="1.862cm" svg:y2="14.829cm">
                <text:p/>
              </draw:line>
              <draw:line draw:style-name="gr196" draw:text-style-name="P6" draw:layer="layout" svg:x1="1.772cm" svg:y1="14.829cm" svg:x2="1.817cm" svg:y2="14.803cm">
                <text:p/>
              </draw:line>
              <draw:line draw:style-name="gr197" draw:text-style-name="P6" draw:layer="layout" svg:x1="1.75cm" svg:y1="14.868cm" svg:x2="1.795cm" svg:y2="14.842cm">
                <text:p/>
              </draw:line>
              <draw:line draw:style-name="gr198" draw:text-style-name="P6" draw:layer="layout" svg:x1="1.706cm" svg:y1="14.842cm" svg:x2="1.751cm" svg:y2="14.816cm">
                <text:p/>
              </draw:line>
              <draw:line draw:style-name="gr199" draw:text-style-name="P6" draw:layer="layout" svg:x1="1.728cm" svg:y1="14.804cm" svg:x2="1.773cm" svg:y2="14.778cm">
                <text:p/>
              </draw:line>
              <draw:line draw:style-name="gr200" draw:text-style-name="P6" draw:layer="layout" svg:x1="1.684cm" svg:y1="14.778cm" svg:x2="1.729cm" svg:y2="14.752cm">
                <text:p/>
              </draw:line>
              <draw:line draw:style-name="gr201" draw:text-style-name="P6" draw:layer="layout" svg:x1="1.639cm" svg:y1="14.752cm" svg:x2="1.684cm" svg:y2="14.726cm">
                <text:p/>
              </draw:line>
              <draw:line draw:style-name="gr202" draw:text-style-name="P6" draw:layer="layout" svg:x1="1.595cm" svg:y1="14.726cm" svg:x2="1.64cm" svg:y2="14.7cm">
                <text:p/>
              </draw:line>
              <draw:line draw:style-name="gr203" draw:text-style-name="P6" draw:layer="layout" svg:x1="1.528cm" svg:y1="14.739cm" svg:x2="1.573cm" svg:y2="14.713cm">
                <text:p/>
              </draw:line>
              <draw:line draw:style-name="gr204" draw:text-style-name="P6" draw:layer="layout" svg:x1="1.55cm" svg:y1="14.701cm" svg:x2="1.595cm" svg:y2="14.675cm">
                <text:p/>
              </draw:line>
              <draw:line draw:style-name="gr205" draw:text-style-name="P6" draw:layer="layout" svg:x1="1.484cm" svg:y1="14.714cm" svg:x2="1.529cm" svg:y2="14.688cm">
                <text:p/>
              </draw:line>
              <draw:line draw:style-name="gr206" draw:text-style-name="P6" draw:layer="layout" svg:x1="1.839cm" svg:y1="14.919cm" svg:x2="1.884cm" svg:y2="14.893cm">
                <text:p/>
              </draw:line>
              <draw:line draw:style-name="gr207" draw:text-style-name="P6" draw:layer="layout" svg:x1="1.795cm" svg:y1="14.893cm" svg:x2="1.84cm" svg:y2="14.867cm">
                <text:p/>
              </draw:line>
              <draw:line draw:style-name="gr208" draw:text-style-name="P6" draw:layer="layout" svg:x1="1.995cm" svg:y1="15.009cm" svg:x2="2.172cm" svg:y2="14.906cm">
                <text:p/>
              </draw:line>
              <draw:line draw:style-name="gr209" draw:text-style-name="P6" draw:layer="layout" svg:x1="2.039cm" svg:y1="15.034cm" svg:x2="2.216cm" svg:y2="14.931cm">
                <text:p/>
              </draw:line>
              <draw:line draw:style-name="gr210" draw:text-style-name="P6" draw:layer="layout" svg:x1="2.083cm" svg:y1="14.906cm" svg:x2="2.216cm" svg:y2="14.983cm">
                <text:p/>
              </draw:line>
              <draw:line draw:style-name="gr211" draw:text-style-name="P6" draw:layer="layout" svg:x1="2.039cm" svg:y1="14.931cm" svg:x2="2.172cm" svg:y2="15.008cm">
                <text:p/>
              </draw:line>
              <draw:line draw:style-name="gr212" draw:text-style-name="P6" draw:layer="layout" svg:x1="1.995cm" svg:y1="14.957cm" svg:x2="2.084cm" svg:y2="15.008cm">
                <text:p/>
              </draw:line>
              <draw:polygon draw:style-name="gr213" draw:text-style-name="P3" draw:layer="layout" svg:width="0.709cm" svg:height="0.461cm" svg:x="1.373cm" svg:y="14.688cm" svg:viewBox="0 0 710 462" draw:points="0,51 0,0 710,411 710,462">
                <text:p/>
              </draw:polygon>
              <draw:polygon draw:style-name="gr214" draw:text-style-name="P8" draw:layer="layout" svg:width="0.953cm" svg:height="0.602cm" svg:x="1.373cm" svg:y="14.546cm" svg:viewBox="0 0 954 603" draw:points="244,0 954,411 954,462 710,603 0,193 0,141">
                <text:p/>
              </draw:polygon>
            </draw:g>
          </draw:g>
        </draw:g>
        <draw:g xml:id="id7" draw:id="id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88cm" svg:y="1.023cm"/>
          <draw:g>
            <draw:path draw:style-name="gr215" draw:text-style-name="P2" draw:layer="layout" svg:width="0.242cm" svg:height="0.153cm" svg:x="7.162cm" svg:y="15.124cm" svg:viewBox="0 0 243 154" svg:d="M0 154c61 0 243-51 243-90 0-38-5-64-66-64 0 38-178 38-177 154z">
              <text:p/>
            </draw:path>
            <draw:g>
              <draw:polygon draw:style-name="gr216" draw:text-style-name="P3" draw:layer="layout" svg:width="0.11cm" svg:height="0.127cm" svg:x="7.072cm" svg:y="15.15cm" svg:viewBox="0 0 111 128" draw:points="0,77 22,0 111,51 89,128">
                <text:p/>
              </draw:polygon>
              <draw:polygon draw:style-name="gr217" draw:text-style-name="P5" draw:layer="layout" svg:width="0.243cm" svg:height="0.14cm" svg:x="7.094cm" svg:y="15.06cm" svg:viewBox="0 0 244 141" draw:points="0,90 45,51 111,13 155,0 244,51 200,64 133,103 89,141">
                <text:p/>
              </draw:polygon>
              <draw:path draw:style-name="gr218" draw:text-style-name="P26" draw:layer="layout" svg:width="0.199cm" svg:height="0.166cm" svg:x="7.161cm" svg:y="15.111cm" svg:viewBox="0 0 200 167" svg:d="M200 51c0-77-45-51-89-25-44 25-89 25-111 141 0 0 89-52 200-116z">
                <text:p/>
              </draw:path>
              <draw:path draw:style-name="gr219" draw:text-style-name="P8" draw:layer="layout" svg:width="0.288cm" svg:height="0.217cm" svg:x="7.072cm" svg:y="15.06cm" svg:viewBox="0 0 289 218" svg:d="M177 0c-44 13-44 13-88 38-22 13-67 26-89 129 45 26 45 26 89 51 25-12 155-90 200-115 0-65-45-65-112-103z">
                <text:p/>
              </draw:path>
            </draw:g>
          </draw:g>
          <draw:g>
            <draw:path draw:style-name="gr220" draw:text-style-name="P2" draw:layer="layout" svg:width="0.398cm" svg:height="0.307cm" svg:x="6.961cm" svg:y="14.508cm" svg:viewBox="0 0 399 308" svg:d="M1 308c61 0 398-13 398-128 0-116-115-180-176-180 0 38-244 26-222 308z">
              <text:p/>
            </draw:path>
            <draw:g>
              <draw:polygon draw:style-name="gr221" draw:text-style-name="P3" draw:layer="layout" svg:width="0.221cm" svg:height="0.179cm" svg:x="6.739cm" svg:y="14.636cm" svg:viewBox="0 0 222 180" draw:points="0,51 0,0 222,128 222,180">
                <text:p/>
              </draw:polygon>
              <draw:polygon draw:style-name="gr222" draw:text-style-name="P3" draw:layer="layout" svg:width="0.221cm" svg:height="0.217cm" svg:x="6.917cm" svg:y="14.444cm" svg:viewBox="0 0 222 218" draw:points="0,90 0,0 222,128 222,218">
                <text:p/>
              </draw:polygon>
              <draw:polygon draw:style-name="gr223" draw:text-style-name="P5" draw:layer="layout" svg:width="0.398cm" svg:height="0.23cm" svg:x="6.739cm" svg:y="14.534cm" svg:viewBox="0 0 399 231" draw:points="0,103 177,0 399,128 222,231">
                <text:p/>
              </draw:polygon>
              <draw:line draw:style-name="gr224" draw:text-style-name="P6" draw:layer="layout" svg:x1="6.917cm" svg:y1="14.534cm" svg:x2="7.139cm" svg:y2="14.662cm">
                <text:p/>
              </draw:line>
              <draw:polygon draw:style-name="gr225" draw:text-style-name="P26" draw:layer="layout" svg:width="0.221cm" svg:height="0.217cm" svg:x="6.961cm" svg:y="14.598cm" svg:viewBox="0 0 222 218" draw:points="0,218 0,167 177,64 177,0 222,26 222,90">
                <text:p/>
              </draw:polygon>
              <draw:polygon draw:style-name="gr226" draw:text-style-name="P3" draw:layer="layout" svg:width="0.709cm" svg:height="0.974cm" svg:x="6.495cm" svg:y="13.661cm" svg:viewBox="0 0 710 975" draw:points="0,565 0,0 710,411 710,975">
                <text:p/>
              </draw:polygon>
              <draw:polygon draw:style-name="gr227" draw:text-style-name="P27" draw:layer="layout" svg:width="0.665cm" svg:height="0.897cm" svg:x="6.517cm" svg:y="13.7cm" svg:viewBox="0 0 666 898" draw:points="0,513 0,0 666,385 666,898">
                <text:p/>
              </draw:polygon>
              <draw:polygon draw:style-name="gr228" draw:text-style-name="P5" draw:layer="layout" svg:width="0.754cm" svg:height="0.435cm" svg:x="6.495cm" svg:y="13.636cm" svg:viewBox="0 0 755 436" draw:points="710,436 0,26 45,0 755,411">
                <text:p/>
              </draw:polygon>
              <draw:polygon draw:style-name="gr229" draw:text-style-name="P26" draw:layer="layout" svg:width="0.044cm" svg:height="0.589cm" svg:x="7.205cm" svg:y="14.046cm" svg:viewBox="0 0 45 590" draw:points="0,590 0,26 45,0 45,565">
                <text:p/>
              </draw:polygon>
              <draw:polygon draw:style-name="gr230" draw:text-style-name="P8" draw:layer="layout" svg:width="0.754cm" svg:height="1.179cm" svg:x="6.495cm" svg:y="13.636cm" svg:viewBox="0 0 755 1180" draw:points="45,0 755,411 755,975 710,1001 688,988 688,1052 466,1180 244,1052 244,1001 422,898 422,834 0,590 0,26">
                <text:p/>
              </draw:polygon>
            </draw:g>
          </draw:g>
          <draw:g>
            <draw:path draw:style-name="gr231" draw:text-style-name="P2" draw:layer="layout" svg:width="0.288cm" svg:height="0.153cm" svg:x="6.872cm" svg:y="14.983cm" svg:viewBox="0 0 289 154" svg:d="M2 154c61 0 287-64 287-103 0-38-5-51-66-51 0 38-245 26-221 154z">
              <text:p/>
            </draw:path>
            <draw:g>
              <draw:polygon draw:style-name="gr232" draw:text-style-name="P5" draw:layer="layout" svg:width="0.953cm" svg:height="0.551cm" svg:x="6.162cm" svg:y="14.546cm" svg:viewBox="0 0 954 552" draw:points="710,552 0,141 244,0 954,411">
                <text:p/>
              </draw:polygon>
              <draw:polygon draw:style-name="gr233" draw:text-style-name="P28" draw:layer="layout" svg:width="0.643cm" svg:height="0.371cm" svg:x="6.229cm" svg:y="14.585cm" svg:viewBox="0 0 644 372" draw:points="0,103 177,0 644,270 466,372">
                <text:p/>
              </draw:polygon>
              <draw:polygon draw:style-name="gr234" draw:text-style-name="P28" draw:layer="layout" svg:width="0.31cm" svg:height="0.179cm" svg:x="6.739cm" svg:y="14.88cm" svg:viewBox="0 0 311 180" draw:points="0,103 177,0 311,77 133,180">
                <text:p/>
              </draw:polygon>
              <draw:polygon draw:style-name="gr235" draw:text-style-name="P26" draw:layer="layout" svg:width="0.243cm" svg:height="0.192cm" svg:x="6.872cm" svg:y="14.957cm" svg:viewBox="0 0 244 193" draw:points="0,193 0,141 244,0 244,51">
                <text:p/>
              </draw:polygon>
              <draw:line draw:style-name="gr236" draw:text-style-name="P6" draw:layer="layout" svg:x1="6.273cm" svg:y1="14.662cm" svg:x2="6.739cm" svg:y2="14.932cm">
                <text:p/>
              </draw:line>
              <draw:line draw:style-name="gr237" draw:text-style-name="P6" draw:layer="layout" svg:x1="6.317cm" svg:y1="14.636cm" svg:x2="6.783cm" svg:y2="14.906cm">
                <text:p/>
              </draw:line>
              <draw:line draw:style-name="gr238" draw:text-style-name="P6" draw:layer="layout" svg:x1="6.362cm" svg:y1="14.611cm" svg:x2="6.828cm" svg:y2="14.881cm">
                <text:p/>
              </draw:line>
              <draw:line draw:style-name="gr239" draw:text-style-name="P6" draw:layer="layout" svg:x1="6.784cm" svg:y1="14.855cm" svg:x2="6.829cm" svg:y2="14.829cm">
                <text:p/>
              </draw:line>
              <draw:line draw:style-name="gr240" draw:text-style-name="P6" draw:layer="layout" svg:x1="6.739cm" svg:y1="14.829cm" svg:x2="6.784cm" svg:y2="14.803cm">
                <text:p/>
              </draw:line>
              <draw:line draw:style-name="gr241" draw:text-style-name="P6" draw:layer="layout" svg:x1="6.695cm" svg:y1="14.804cm" svg:x2="6.74cm" svg:y2="14.778cm">
                <text:p/>
              </draw:line>
              <draw:line draw:style-name="gr242" draw:text-style-name="P6" draw:layer="layout" svg:x1="6.717cm" svg:y1="14.868cm" svg:x2="6.762cm" svg:y2="14.842cm">
                <text:p/>
              </draw:line>
              <draw:line draw:style-name="gr243" draw:text-style-name="P6" draw:layer="layout" svg:x1="6.673cm" svg:y1="14.842cm" svg:x2="6.718cm" svg:y2="14.816cm">
                <text:p/>
              </draw:line>
              <draw:line draw:style-name="gr244" draw:text-style-name="P6" draw:layer="layout" svg:x1="6.628cm" svg:y1="14.816cm" svg:x2="6.673cm" svg:y2="14.79cm">
                <text:p/>
              </draw:line>
              <draw:line draw:style-name="gr245" draw:text-style-name="P6" draw:layer="layout" svg:x1="6.65cm" svg:y1="14.778cm" svg:x2="6.695cm" svg:y2="14.752cm">
                <text:p/>
              </draw:line>
              <draw:line draw:style-name="gr246" draw:text-style-name="P6" draw:layer="layout" svg:x1="6.584cm" svg:y1="14.791cm" svg:x2="6.629cm" svg:y2="14.765cm">
                <text:p/>
              </draw:line>
              <draw:line draw:style-name="gr247" draw:text-style-name="P6" draw:layer="layout" svg:x1="6.606cm" svg:y1="14.752cm" svg:x2="6.651cm" svg:y2="14.726cm">
                <text:p/>
              </draw:line>
              <draw:line draw:style-name="gr248" draw:text-style-name="P6" draw:layer="layout" svg:x1="6.561cm" svg:y1="14.726cm" svg:x2="6.606cm" svg:y2="14.7cm">
                <text:p/>
              </draw:line>
              <draw:line draw:style-name="gr249" draw:text-style-name="P6" draw:layer="layout" svg:x1="6.517cm" svg:y1="14.701cm" svg:x2="6.562cm" svg:y2="14.675cm">
                <text:p/>
              </draw:line>
              <draw:line draw:style-name="gr250" draw:text-style-name="P6" draw:layer="layout" svg:x1="6.539cm" svg:y1="14.765cm" svg:x2="6.584cm" svg:y2="14.739cm">
                <text:p/>
              </draw:line>
              <draw:line draw:style-name="gr251" draw:text-style-name="P6" draw:layer="layout" svg:x1="6.495cm" svg:y1="14.739cm" svg:x2="6.54cm" svg:y2="14.713cm">
                <text:p/>
              </draw:line>
              <draw:line draw:style-name="gr252" draw:text-style-name="P6" draw:layer="layout" svg:x1="6.451cm" svg:y1="14.714cm" svg:x2="6.496cm" svg:y2="14.688cm">
                <text:p/>
              </draw:line>
              <draw:line draw:style-name="gr253" draw:text-style-name="P6" draw:layer="layout" svg:x1="6.473cm" svg:y1="14.675cm" svg:x2="6.518cm" svg:y2="14.649cm">
                <text:p/>
              </draw:line>
              <draw:line draw:style-name="gr254" draw:text-style-name="P6" draw:layer="layout" svg:x1="6.406cm" svg:y1="14.688cm" svg:x2="6.451cm" svg:y2="14.662cm">
                <text:p/>
              </draw:line>
              <draw:line draw:style-name="gr255" draw:text-style-name="P6" draw:layer="layout" svg:x1="6.428cm" svg:y1="14.649cm" svg:x2="6.473cm" svg:y2="14.623cm">
                <text:p/>
              </draw:line>
              <draw:line draw:style-name="gr256" draw:text-style-name="P6" draw:layer="layout" svg:x1="6.384cm" svg:y1="14.624cm" svg:x2="6.429cm" svg:y2="14.598cm">
                <text:p/>
              </draw:line>
              <draw:line draw:style-name="gr257" draw:text-style-name="P6" draw:layer="layout" svg:x1="6.362cm" svg:y1="14.662cm" svg:x2="6.407cm" svg:y2="14.636cm">
                <text:p/>
              </draw:line>
              <draw:line draw:style-name="gr258" draw:text-style-name="P6" draw:layer="layout" svg:x1="6.65cm" svg:y1="14.88cm" svg:x2="6.695cm" svg:y2="14.854cm">
                <text:p/>
              </draw:line>
              <draw:line draw:style-name="gr259" draw:text-style-name="P6" draw:layer="layout" svg:x1="6.606cm" svg:y1="14.855cm" svg:x2="6.651cm" svg:y2="14.829cm">
                <text:p/>
              </draw:line>
              <draw:line draw:style-name="gr260" draw:text-style-name="P6" draw:layer="layout" svg:x1="6.561cm" svg:y1="14.829cm" svg:x2="6.606cm" svg:y2="14.803cm">
                <text:p/>
              </draw:line>
              <draw:line draw:style-name="gr261" draw:text-style-name="P6" draw:layer="layout" svg:x1="6.539cm" svg:y1="14.868cm" svg:x2="6.584cm" svg:y2="14.842cm">
                <text:p/>
              </draw:line>
              <draw:line draw:style-name="gr262" draw:text-style-name="P6" draw:layer="layout" svg:x1="6.495cm" svg:y1="14.842cm" svg:x2="6.54cm" svg:y2="14.816cm">
                <text:p/>
              </draw:line>
              <draw:line draw:style-name="gr263" draw:text-style-name="P6" draw:layer="layout" svg:x1="6.517cm" svg:y1="14.804cm" svg:x2="6.562cm" svg:y2="14.778cm">
                <text:p/>
              </draw:line>
              <draw:line draw:style-name="gr264" draw:text-style-name="P6" draw:layer="layout" svg:x1="6.473cm" svg:y1="14.778cm" svg:x2="6.518cm" svg:y2="14.752cm">
                <text:p/>
              </draw:line>
              <draw:line draw:style-name="gr265" draw:text-style-name="P6" draw:layer="layout" svg:x1="6.428cm" svg:y1="14.752cm" svg:x2="6.473cm" svg:y2="14.726cm">
                <text:p/>
              </draw:line>
              <draw:line draw:style-name="gr266" draw:text-style-name="P6" draw:layer="layout" svg:x1="6.384cm" svg:y1="14.726cm" svg:x2="6.429cm" svg:y2="14.7cm">
                <text:p/>
              </draw:line>
              <draw:line draw:style-name="gr267" draw:text-style-name="P6" draw:layer="layout" svg:x1="6.317cm" svg:y1="14.739cm" svg:x2="6.362cm" svg:y2="14.713cm">
                <text:p/>
              </draw:line>
              <draw:line draw:style-name="gr268" draw:text-style-name="P6" draw:layer="layout" svg:x1="6.339cm" svg:y1="14.701cm" svg:x2="6.384cm" svg:y2="14.675cm">
                <text:p/>
              </draw:line>
              <draw:line draw:style-name="gr269" draw:text-style-name="P6" draw:layer="layout" svg:x1="6.273cm" svg:y1="14.714cm" svg:x2="6.318cm" svg:y2="14.688cm">
                <text:p/>
              </draw:line>
              <draw:line draw:style-name="gr270" draw:text-style-name="P6" draw:layer="layout" svg:x1="6.628cm" svg:y1="14.919cm" svg:x2="6.673cm" svg:y2="14.893cm">
                <text:p/>
              </draw:line>
              <draw:line draw:style-name="gr271" draw:text-style-name="P6" draw:layer="layout" svg:x1="6.584cm" svg:y1="14.893cm" svg:x2="6.629cm" svg:y2="14.867cm">
                <text:p/>
              </draw:line>
              <draw:line draw:style-name="gr272" draw:text-style-name="P6" draw:layer="layout" svg:x1="6.784cm" svg:y1="15.009cm" svg:x2="6.961cm" svg:y2="14.906cm">
                <text:p/>
              </draw:line>
              <draw:line draw:style-name="gr273" draw:text-style-name="P6" draw:layer="layout" svg:x1="6.828cm" svg:y1="15.034cm" svg:x2="7.005cm" svg:y2="14.931cm">
                <text:p/>
              </draw:line>
              <draw:line draw:style-name="gr274" draw:text-style-name="P6" draw:layer="layout" svg:x1="6.872cm" svg:y1="14.906cm" svg:x2="7.005cm" svg:y2="14.983cm">
                <text:p/>
              </draw:line>
              <draw:line draw:style-name="gr275" draw:text-style-name="P6" draw:layer="layout" svg:x1="6.828cm" svg:y1="14.931cm" svg:x2="6.961cm" svg:y2="15.008cm">
                <text:p/>
              </draw:line>
              <draw:line draw:style-name="gr276" draw:text-style-name="P6" draw:layer="layout" svg:x1="6.784cm" svg:y1="14.957cm" svg:x2="6.873cm" svg:y2="15.008cm">
                <text:p/>
              </draw:line>
              <draw:polygon draw:style-name="gr277" draw:text-style-name="P3" draw:layer="layout" svg:width="0.709cm" svg:height="0.461cm" svg:x="6.162cm" svg:y="14.688cm" svg:viewBox="0 0 710 462" draw:points="0,51 0,0 710,411 710,462">
                <text:p/>
              </draw:polygon>
              <draw:polygon draw:style-name="gr278" draw:text-style-name="P8" draw:layer="layout" svg:width="0.953cm" svg:height="0.602cm" svg:x="6.162cm" svg:y="14.546cm" svg:viewBox="0 0 954 603" draw:points="244,0 954,411 954,462 710,603 0,193 0,141">
                <text:p/>
              </draw:polygon>
            </draw:g>
          </draw:g>
        </draw:g>
        <draw:g xml:id="id5" draw:id="id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88cm" svg:y="1.023cm"/>
          <draw:g>
            <draw:path draw:style-name="gr279" draw:text-style-name="P2" draw:layer="layout" svg:width="0.242cm" svg:height="0.153cm" svg:x="4.781cm" svg:y="15.124cm" svg:viewBox="0 0 243 154" svg:d="M0 154c61 0 243-51 243-90 0-38-5-64-66-64 0 38-178 38-177 154z">
              <text:p/>
            </draw:path>
            <draw:g>
              <draw:polygon draw:style-name="gr280" draw:text-style-name="P3" draw:layer="layout" svg:width="0.11cm" svg:height="0.127cm" svg:x="4.691cm" svg:y="15.15cm" svg:viewBox="0 0 111 128" draw:points="0,77 22,0 111,51 89,128">
                <text:p/>
              </draw:polygon>
              <draw:polygon draw:style-name="gr281" draw:text-style-name="P5" draw:layer="layout" svg:width="0.243cm" svg:height="0.14cm" svg:x="4.713cm" svg:y="15.06cm" svg:viewBox="0 0 244 141" draw:points="0,90 45,51 111,13 155,0 244,51 200,64 133,103 89,141">
                <text:p/>
              </draw:polygon>
              <draw:path draw:style-name="gr282" draw:text-style-name="P26" draw:layer="layout" svg:width="0.199cm" svg:height="0.166cm" svg:x="4.78cm" svg:y="15.111cm" svg:viewBox="0 0 200 167" svg:d="M200 51c0-77-45-51-89-25-44 25-89 25-111 141 0 0 89-52 200-116z">
                <text:p/>
              </draw:path>
              <draw:path draw:style-name="gr283" draw:text-style-name="P8" draw:layer="layout" svg:width="0.288cm" svg:height="0.217cm" svg:x="4.691cm" svg:y="15.06cm" svg:viewBox="0 0 289 218" svg:d="M177 0c-44 13-44 13-88 38-22 13-67 26-89 129 45 26 45 26 89 51 25-12 155-90 200-115 0-65-45-65-112-103z">
                <text:p/>
              </draw:path>
            </draw:g>
          </draw:g>
          <draw:g>
            <draw:path draw:style-name="gr284" draw:text-style-name="P2" draw:layer="layout" svg:width="0.398cm" svg:height="0.307cm" svg:x="4.58cm" svg:y="14.508cm" svg:viewBox="0 0 399 308" svg:d="M1 308c61 0 398-13 398-128 0-116-115-180-176-180 0 38-244 26-222 308z">
              <text:p/>
            </draw:path>
            <draw:g>
              <draw:polygon draw:style-name="gr285" draw:text-style-name="P3" draw:layer="layout" svg:width="0.221cm" svg:height="0.179cm" svg:x="4.358cm" svg:y="14.636cm" svg:viewBox="0 0 222 180" draw:points="0,51 0,0 222,128 222,180">
                <text:p/>
              </draw:polygon>
              <draw:polygon draw:style-name="gr286" draw:text-style-name="P3" draw:layer="layout" svg:width="0.221cm" svg:height="0.217cm" svg:x="4.536cm" svg:y="14.444cm" svg:viewBox="0 0 222 218" draw:points="0,90 0,0 222,128 222,218">
                <text:p/>
              </draw:polygon>
              <draw:polygon draw:style-name="gr287" draw:text-style-name="P5" draw:layer="layout" svg:width="0.398cm" svg:height="0.23cm" svg:x="4.358cm" svg:y="14.534cm" svg:viewBox="0 0 399 231" draw:points="0,103 177,0 399,128 222,231">
                <text:p/>
              </draw:polygon>
              <draw:line draw:style-name="gr288" draw:text-style-name="P6" draw:layer="layout" svg:x1="4.536cm" svg:y1="14.534cm" svg:x2="4.758cm" svg:y2="14.662cm">
                <text:p/>
              </draw:line>
              <draw:polygon draw:style-name="gr289" draw:text-style-name="P26" draw:layer="layout" svg:width="0.221cm" svg:height="0.217cm" svg:x="4.58cm" svg:y="14.598cm" svg:viewBox="0 0 222 218" draw:points="0,218 0,167 177,64 177,0 222,26 222,90">
                <text:p/>
              </draw:polygon>
              <draw:polygon draw:style-name="gr290" draw:text-style-name="P3" draw:layer="layout" svg:width="0.709cm" svg:height="0.974cm" svg:x="4.114cm" svg:y="13.661cm" svg:viewBox="0 0 710 975" draw:points="0,565 0,0 710,411 710,975">
                <text:p/>
              </draw:polygon>
              <draw:polygon draw:style-name="gr291" draw:text-style-name="P27" draw:layer="layout" svg:width="0.665cm" svg:height="0.897cm" svg:x="4.136cm" svg:y="13.7cm" svg:viewBox="0 0 666 898" draw:points="0,513 0,0 666,385 666,898">
                <text:p/>
              </draw:polygon>
              <draw:polygon draw:style-name="gr292" draw:text-style-name="P5" draw:layer="layout" svg:width="0.754cm" svg:height="0.435cm" svg:x="4.114cm" svg:y="13.636cm" svg:viewBox="0 0 755 436" draw:points="710,436 0,26 45,0 755,411">
                <text:p/>
              </draw:polygon>
              <draw:polygon draw:style-name="gr293" draw:text-style-name="P26" draw:layer="layout" svg:width="0.044cm" svg:height="0.589cm" svg:x="4.824cm" svg:y="14.046cm" svg:viewBox="0 0 45 590" draw:points="0,590 0,26 45,0 45,565">
                <text:p/>
              </draw:polygon>
              <draw:polygon draw:style-name="gr294" draw:text-style-name="P8" draw:layer="layout" svg:width="0.754cm" svg:height="1.179cm" svg:x="4.114cm" svg:y="13.636cm" svg:viewBox="0 0 755 1180" draw:points="45,0 755,411 755,975 710,1001 688,988 688,1052 466,1180 244,1052 244,1001 422,898 422,834 0,590 0,26">
                <text:p/>
              </draw:polygon>
            </draw:g>
          </draw:g>
          <draw:g>
            <draw:path draw:style-name="gr295" draw:text-style-name="P2" draw:layer="layout" svg:width="0.288cm" svg:height="0.153cm" svg:x="4.491cm" svg:y="14.983cm" svg:viewBox="0 0 289 154" svg:d="M2 154c61 0 287-64 287-103 0-38-5-51-66-51 0 38-245 26-221 154z">
              <text:p/>
            </draw:path>
            <draw:g>
              <draw:polygon draw:style-name="gr296" draw:text-style-name="P5" draw:layer="layout" svg:width="0.953cm" svg:height="0.551cm" svg:x="3.781cm" svg:y="14.546cm" svg:viewBox="0 0 954 552" draw:points="710,552 0,141 244,0 954,411">
                <text:p/>
              </draw:polygon>
              <draw:polygon draw:style-name="gr297" draw:text-style-name="P28" draw:layer="layout" svg:width="0.643cm" svg:height="0.371cm" svg:x="3.848cm" svg:y="14.585cm" svg:viewBox="0 0 644 372" draw:points="0,103 177,0 644,270 466,372">
                <text:p/>
              </draw:polygon>
              <draw:polygon draw:style-name="gr298" draw:text-style-name="P28" draw:layer="layout" svg:width="0.31cm" svg:height="0.179cm" svg:x="4.358cm" svg:y="14.88cm" svg:viewBox="0 0 311 180" draw:points="0,103 177,0 311,77 133,180">
                <text:p/>
              </draw:polygon>
              <draw:polygon draw:style-name="gr299" draw:text-style-name="P26" draw:layer="layout" svg:width="0.243cm" svg:height="0.192cm" svg:x="4.491cm" svg:y="14.957cm" svg:viewBox="0 0 244 193" draw:points="0,193 0,141 244,0 244,51">
                <text:p/>
              </draw:polygon>
              <draw:line draw:style-name="gr300" draw:text-style-name="P6" draw:layer="layout" svg:x1="3.892cm" svg:y1="14.662cm" svg:x2="4.358cm" svg:y2="14.932cm">
                <text:p/>
              </draw:line>
              <draw:line draw:style-name="gr301" draw:text-style-name="P6" draw:layer="layout" svg:x1="3.936cm" svg:y1="14.636cm" svg:x2="4.402cm" svg:y2="14.906cm">
                <text:p/>
              </draw:line>
              <draw:line draw:style-name="gr302" draw:text-style-name="P6" draw:layer="layout" svg:x1="3.981cm" svg:y1="14.611cm" svg:x2="4.447cm" svg:y2="14.881cm">
                <text:p/>
              </draw:line>
              <draw:line draw:style-name="gr303" draw:text-style-name="P6" draw:layer="layout" svg:x1="4.403cm" svg:y1="14.855cm" svg:x2="4.448cm" svg:y2="14.829cm">
                <text:p/>
              </draw:line>
              <draw:line draw:style-name="gr304" draw:text-style-name="P6" draw:layer="layout" svg:x1="4.358cm" svg:y1="14.829cm" svg:x2="4.403cm" svg:y2="14.803cm">
                <text:p/>
              </draw:line>
              <draw:line draw:style-name="gr305" draw:text-style-name="P6" draw:layer="layout" svg:x1="4.314cm" svg:y1="14.804cm" svg:x2="4.359cm" svg:y2="14.778cm">
                <text:p/>
              </draw:line>
              <draw:line draw:style-name="gr306" draw:text-style-name="P6" draw:layer="layout" svg:x1="4.336cm" svg:y1="14.868cm" svg:x2="4.381cm" svg:y2="14.842cm">
                <text:p/>
              </draw:line>
              <draw:line draw:style-name="gr307" draw:text-style-name="P6" draw:layer="layout" svg:x1="4.292cm" svg:y1="14.842cm" svg:x2="4.337cm" svg:y2="14.816cm">
                <text:p/>
              </draw:line>
              <draw:line draw:style-name="gr308" draw:text-style-name="P6" draw:layer="layout" svg:x1="4.247cm" svg:y1="14.816cm" svg:x2="4.292cm" svg:y2="14.79cm">
                <text:p/>
              </draw:line>
              <draw:line draw:style-name="gr309" draw:text-style-name="P6" draw:layer="layout" svg:x1="4.269cm" svg:y1="14.778cm" svg:x2="4.314cm" svg:y2="14.752cm">
                <text:p/>
              </draw:line>
              <draw:line draw:style-name="gr310" draw:text-style-name="P6" draw:layer="layout" svg:x1="4.203cm" svg:y1="14.791cm" svg:x2="4.248cm" svg:y2="14.765cm">
                <text:p/>
              </draw:line>
              <draw:line draw:style-name="gr311" draw:text-style-name="P6" draw:layer="layout" svg:x1="4.225cm" svg:y1="14.752cm" svg:x2="4.27cm" svg:y2="14.726cm">
                <text:p/>
              </draw:line>
              <draw:line draw:style-name="gr312" draw:text-style-name="P6" draw:layer="layout" svg:x1="4.18cm" svg:y1="14.726cm" svg:x2="4.225cm" svg:y2="14.7cm">
                <text:p/>
              </draw:line>
              <draw:line draw:style-name="gr313" draw:text-style-name="P6" draw:layer="layout" svg:x1="4.136cm" svg:y1="14.701cm" svg:x2="4.181cm" svg:y2="14.675cm">
                <text:p/>
              </draw:line>
              <draw:line draw:style-name="gr314" draw:text-style-name="P6" draw:layer="layout" svg:x1="4.158cm" svg:y1="14.765cm" svg:x2="4.203cm" svg:y2="14.739cm">
                <text:p/>
              </draw:line>
              <draw:line draw:style-name="gr315" draw:text-style-name="P6" draw:layer="layout" svg:x1="4.114cm" svg:y1="14.739cm" svg:x2="4.159cm" svg:y2="14.713cm">
                <text:p/>
              </draw:line>
              <draw:line draw:style-name="gr316" draw:text-style-name="P6" draw:layer="layout" svg:x1="4.07cm" svg:y1="14.714cm" svg:x2="4.115cm" svg:y2="14.688cm">
                <text:p/>
              </draw:line>
              <draw:line draw:style-name="gr317" draw:text-style-name="P6" draw:layer="layout" svg:x1="4.092cm" svg:y1="14.675cm" svg:x2="4.137cm" svg:y2="14.649cm">
                <text:p/>
              </draw:line>
              <draw:line draw:style-name="gr318" draw:text-style-name="P6" draw:layer="layout" svg:x1="4.025cm" svg:y1="14.688cm" svg:x2="4.07cm" svg:y2="14.662cm">
                <text:p/>
              </draw:line>
              <draw:line draw:style-name="gr319" draw:text-style-name="P6" draw:layer="layout" svg:x1="4.047cm" svg:y1="14.649cm" svg:x2="4.092cm" svg:y2="14.623cm">
                <text:p/>
              </draw:line>
              <draw:line draw:style-name="gr320" draw:text-style-name="P6" draw:layer="layout" svg:x1="4.003cm" svg:y1="14.624cm" svg:x2="4.048cm" svg:y2="14.598cm">
                <text:p/>
              </draw:line>
              <draw:line draw:style-name="gr321" draw:text-style-name="P6" draw:layer="layout" svg:x1="3.981cm" svg:y1="14.662cm" svg:x2="4.026cm" svg:y2="14.636cm">
                <text:p/>
              </draw:line>
              <draw:line draw:style-name="gr322" draw:text-style-name="P6" draw:layer="layout" svg:x1="4.269cm" svg:y1="14.88cm" svg:x2="4.314cm" svg:y2="14.854cm">
                <text:p/>
              </draw:line>
              <draw:line draw:style-name="gr323" draw:text-style-name="P6" draw:layer="layout" svg:x1="4.225cm" svg:y1="14.855cm" svg:x2="4.27cm" svg:y2="14.829cm">
                <text:p/>
              </draw:line>
              <draw:line draw:style-name="gr324" draw:text-style-name="P6" draw:layer="layout" svg:x1="4.18cm" svg:y1="14.829cm" svg:x2="4.225cm" svg:y2="14.803cm">
                <text:p/>
              </draw:line>
              <draw:line draw:style-name="gr325" draw:text-style-name="P6" draw:layer="layout" svg:x1="4.158cm" svg:y1="14.868cm" svg:x2="4.203cm" svg:y2="14.842cm">
                <text:p/>
              </draw:line>
              <draw:line draw:style-name="gr326" draw:text-style-name="P6" draw:layer="layout" svg:x1="4.114cm" svg:y1="14.842cm" svg:x2="4.159cm" svg:y2="14.816cm">
                <text:p/>
              </draw:line>
              <draw:line draw:style-name="gr327" draw:text-style-name="P6" draw:layer="layout" svg:x1="4.136cm" svg:y1="14.804cm" svg:x2="4.181cm" svg:y2="14.778cm">
                <text:p/>
              </draw:line>
              <draw:line draw:style-name="gr328" draw:text-style-name="P6" draw:layer="layout" svg:x1="4.092cm" svg:y1="14.778cm" svg:x2="4.137cm" svg:y2="14.752cm">
                <text:p/>
              </draw:line>
              <draw:line draw:style-name="gr329" draw:text-style-name="P6" draw:layer="layout" svg:x1="4.047cm" svg:y1="14.752cm" svg:x2="4.092cm" svg:y2="14.726cm">
                <text:p/>
              </draw:line>
              <draw:line draw:style-name="gr330" draw:text-style-name="P6" draw:layer="layout" svg:x1="4.003cm" svg:y1="14.726cm" svg:x2="4.048cm" svg:y2="14.7cm">
                <text:p/>
              </draw:line>
              <draw:line draw:style-name="gr331" draw:text-style-name="P6" draw:layer="layout" svg:x1="3.936cm" svg:y1="14.739cm" svg:x2="3.981cm" svg:y2="14.713cm">
                <text:p/>
              </draw:line>
              <draw:line draw:style-name="gr332" draw:text-style-name="P6" draw:layer="layout" svg:x1="3.958cm" svg:y1="14.701cm" svg:x2="4.003cm" svg:y2="14.675cm">
                <text:p/>
              </draw:line>
              <draw:line draw:style-name="gr333" draw:text-style-name="P6" draw:layer="layout" svg:x1="3.892cm" svg:y1="14.714cm" svg:x2="3.937cm" svg:y2="14.688cm">
                <text:p/>
              </draw:line>
              <draw:line draw:style-name="gr334" draw:text-style-name="P6" draw:layer="layout" svg:x1="4.247cm" svg:y1="14.919cm" svg:x2="4.292cm" svg:y2="14.893cm">
                <text:p/>
              </draw:line>
              <draw:line draw:style-name="gr335" draw:text-style-name="P6" draw:layer="layout" svg:x1="4.203cm" svg:y1="14.893cm" svg:x2="4.248cm" svg:y2="14.867cm">
                <text:p/>
              </draw:line>
              <draw:line draw:style-name="gr336" draw:text-style-name="P6" draw:layer="layout" svg:x1="4.403cm" svg:y1="15.009cm" svg:x2="4.58cm" svg:y2="14.906cm">
                <text:p/>
              </draw:line>
              <draw:line draw:style-name="gr337" draw:text-style-name="P6" draw:layer="layout" svg:x1="4.447cm" svg:y1="15.034cm" svg:x2="4.624cm" svg:y2="14.931cm">
                <text:p/>
              </draw:line>
              <draw:line draw:style-name="gr338" draw:text-style-name="P6" draw:layer="layout" svg:x1="4.491cm" svg:y1="14.906cm" svg:x2="4.624cm" svg:y2="14.983cm">
                <text:p/>
              </draw:line>
              <draw:line draw:style-name="gr339" draw:text-style-name="P6" draw:layer="layout" svg:x1="4.447cm" svg:y1="14.931cm" svg:x2="4.58cm" svg:y2="15.008cm">
                <text:p/>
              </draw:line>
              <draw:line draw:style-name="gr340" draw:text-style-name="P6" draw:layer="layout" svg:x1="4.403cm" svg:y1="14.957cm" svg:x2="4.492cm" svg:y2="15.008cm">
                <text:p/>
              </draw:line>
              <draw:polygon draw:style-name="gr341" draw:text-style-name="P3" draw:layer="layout" svg:width="0.709cm" svg:height="0.461cm" svg:x="3.781cm" svg:y="14.688cm" svg:viewBox="0 0 710 462" draw:points="0,51 0,0 710,411 710,462">
                <text:p/>
              </draw:polygon>
              <draw:polygon draw:style-name="gr342" draw:text-style-name="P8" draw:layer="layout" svg:width="0.953cm" svg:height="0.602cm" svg:x="3.781cm" svg:y="14.546cm" svg:viewBox="0 0 954 603" draw:points="244,0 954,411 954,462 710,603 0,193 0,141">
                <text:p/>
              </draw:polygon>
            </draw:g>
          </draw:g>
        </draw:g>
        <draw:g>
          <draw:custom-shape draw:style-name="gr343" draw:text-style-name="P1" xml:id="id1" draw:id="id1" draw:layer="layout" svg:width="4.437cm" svg:height="2.065cm" svg:x="11.037cm" svg:y="6.827cm">
            <text:p/>
            <draw:enhanced-geometry svg:viewBox="0 0 21600 21600" draw:path-stretchpoint-x="10800" draw:path-stretchpoint-y="10800" draw:text-areas="?f3 ?f4 ?f5 ?f6" draw:type="round-rectangle" draw:modifiers="3957.801221543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7" draw:text-style-name="P14" draw:layer="layout" svg:width="1.615cm" svg:height="1.617cm" svg:x="13.693cm" svg:y="7.124cm">
              <draw:text-box>
                <text:p text:style-name="P13"><text:span text:style-name="T2">DMZ</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44" draw:text-style-name="P2" draw:layer="layout" svg:width="1.118cm" svg:height="0.718cm" svg:x="12.752cm" svg:y="7.949cm" svg:viewBox="0 0 1119 719" svg:d="M1 719c93 0 1118-447 1118-583s-144-136-237-136c0 58-915 291-881 719z">
                  <text:p/>
                </draw:path>
                <draw:g>
                  <draw:polygon draw:style-name="gr345" draw:text-style-name="P3" draw:layer="layout" svg:width="1.185cm" svg:height="1.067cm" svg:x="11.499cm" svg:y="7.561cm" svg:viewBox="0 0 1186 1068" draw:points="0,389 0,0 1186,680 1186,1068">
                    <text:p/>
                  </draw:polygon>
                  <draw:polygon draw:style-name="gr346" draw:text-style-name="P4" draw:layer="layout" svg:width="1.015cm" svg:height="0.97cm" svg:x="12.685cm" svg:y="7.658cm" svg:viewBox="0 0 1016 971" draw:points="0,971 0,583 1016,0 1016,389">
                    <text:p/>
                  </draw:polygon>
                  <draw:polygon draw:style-name="gr347" draw:text-style-name="P5" draw:layer="layout" svg:width="2.202cm" svg:height="1.262cm" svg:x="11.499cm" svg:y="6.978cm" svg:viewBox="0 0 2203 1263" draw:points="1186,1263 0,583 1016,0 2203,680">
                    <text:p/>
                  </draw:polygon>
                  <draw:line draw:style-name="gr348" draw:text-style-name="P6" draw:layer="layout" svg:x1="11.906cm" svg:y1="7.871cm" svg:x2="11.906cm" svg:y2="8.104cm">
                    <text:p/>
                  </draw:line>
                  <draw:line draw:style-name="gr349" draw:text-style-name="P6" draw:layer="layout" svg:x1="12.651cm" svg:y1="8.369cm" svg:x2="12.109cm" svg:y2="8.058cm">
                    <text:p/>
                  </draw:line>
                  <draw:line draw:style-name="gr350" draw:text-style-name="P6" draw:layer="layout" svg:x1="12.106cm" svg:y1="7.988cm" svg:x2="12.106cm" svg:y2="8.066cm">
                    <text:p/>
                  </draw:line>
                  <draw:line draw:style-name="gr351" draw:text-style-name="P6" draw:layer="layout" svg:x1="12.648cm" svg:y1="8.299cm" svg:x2="12.648cm" svg:y2="8.377cm">
                    <text:p/>
                  </draw:line>
                  <draw:line draw:style-name="gr352" draw:text-style-name="P6" draw:layer="layout" svg:x1="12.648cm" svg:y1="8.299cm" svg:x2="12.106cm" svg:y2="7.988cm">
                    <text:p/>
                  </draw:line>
                  <draw:polygon draw:style-name="gr353" draw:text-style-name="P7" draw:layer="layout" svg:width="0.067cm" svg:height="0.116cm" svg:x="11.973cm" svg:y="7.91cm" svg:viewBox="0 0 68 117" draw:points="0,78 0,0 68,39 68,117">
                    <text:p/>
                  </draw:polygon>
                  <draw:line draw:style-name="gr354" draw:text-style-name="P6" draw:layer="layout" svg:x1="11.838cm" svg:y1="7.833cm" svg:x2="11.838cm" svg:y2="8.066cm">
                    <text:p/>
                  </draw:line>
                  <draw:line draw:style-name="gr355" draw:text-style-name="P6" draw:layer="layout" svg:x1="11.77cm" svg:y1="7.794cm" svg:x2="11.77cm" svg:y2="8.027cm">
                    <text:p/>
                  </draw:line>
                  <draw:line draw:style-name="gr356" draw:text-style-name="P6" draw:layer="layout" svg:x1="11.702cm" svg:y1="7.755cm" svg:x2="11.702cm" svg:y2="7.988cm">
                    <text:p/>
                  </draw:line>
                  <draw:line draw:style-name="gr357" draw:text-style-name="P6" draw:layer="layout" svg:x1="11.634cm" svg:y1="7.716cm" svg:x2="11.634cm" svg:y2="7.949cm">
                    <text:p/>
                  </draw:line>
                  <draw:line draw:style-name="gr358" draw:text-style-name="P6" draw:layer="layout" svg:x1="11.567cm" svg:y1="7.677cm" svg:x2="11.567cm" svg:y2="7.91cm">
                    <text:p/>
                  </draw:line>
                  <draw:polygon draw:style-name="gr359" draw:text-style-name="P3" draw:layer="layout" svg:width="0.067cm" svg:height="0.426cm" svg:x="11.431cm" svg:y="7.522cm" svg:viewBox="0 0 68 427" draw:points="0,389 0,0 68,39 68,427">
                    <text:p/>
                  </draw:polygon>
                  <draw:polygon draw:style-name="gr360" draw:text-style-name="P3" draw:layer="layout" svg:width="0.067cm" svg:height="0.426cm" svg:x="12.685cm" svg:y="8.241cm" svg:viewBox="0 0 68 427" draw:points="0,389 0,0 68,39 68,427">
                    <text:p/>
                  </draw:polygon>
                  <draw:polygon draw:style-name="gr361" draw:text-style-name="P8" draw:layer="layout" svg:width="2.27cm" svg:height="1.689cm" svg:x="11.431cm" svg:y="6.978cm" svg:viewBox="0 0 2271 1690" draw:points="0,932 0,544 68,583 1084,0 2271,680 2271,1068 1322,1612 1322,1690">
                    <text:p/>
                  </draw:polygon>
                </draw:g>
              </draw:g>
              <draw:g>
                <draw:custom-shape draw:style-name="gr362" draw:text-style-name="P29" draw:layer="layout" svg:width="0.361cm" svg:height="0.357cm" svg:x="13.039cm" svg:y="8.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63" draw:text-style-name="P30" draw:layer="layout" svg:width="0.219cm" svg:height="0.332cm" svg:x="13.12cm" svg:y="8.239cm" svg:viewBox="0 0 220 333" draw:points="0,23 40,23 60,12 100,0 160,23 120,23 140,57 80,114 60,126 40,138 80,161 100,183 160,183 220,218 180,287 120,333 120,264 80,218 100,195 60,161 20,149 0,103">
                  <text:p/>
                </draw:polygon>
                <draw:path draw:style-name="gr364" draw:text-style-name="P30" draw:layer="layout" svg:width="0.09cm" svg:height="0.151cm" svg:x="13.3cm" svg:y="8.26cm" svg:viewBox="0 0 91 152" svg:d="M80 152v-12l-20-34v-35l-20-46-40-23c40-22 120 126 80 150z">
                  <text:p/>
                </draw:path>
                <draw:g>
                  <draw:line draw:style-name="gr365" draw:text-style-name="P31" draw:layer="layout" svg:x1="13.2cm" svg:y1="8.457cm" svg:x2="13.18cm" svg:y2="8.377cm">
                    <text:p/>
                  </draw:line>
                  <draw:line draw:style-name="gr366" draw:text-style-name="P31" draw:layer="layout" svg:x1="13.199cm" svg:y1="8.457cm" svg:x2="13.219cm" svg:y2="8.4cm">
                    <text:p/>
                  </draw:line>
                  <draw:line draw:style-name="gr367" draw:text-style-name="P31" draw:layer="layout" svg:x1="13.24cm" svg:y1="8.457cm" svg:x2="13.22cm" svg:y2="8.4cm">
                    <text:p/>
                  </draw:line>
                  <draw:line draw:style-name="gr368" draw:text-style-name="P31" draw:layer="layout" svg:x1="13.24cm" svg:y1="8.457cm" svg:x2="13.26cm" svg:y2="8.377cm">
                    <text:p/>
                  </draw:line>
                </draw:g>
                <draw:g>
                  <draw:line draw:style-name="gr369" draw:text-style-name="P31" draw:layer="layout" svg:x1="13.32cm" svg:y1="8.457cm" svg:x2="13.3cm" svg:y2="8.377cm">
                    <text:p/>
                  </draw:line>
                  <draw:line draw:style-name="gr370" draw:text-style-name="P31" draw:layer="layout" svg:x1="13.32cm" svg:y1="8.457cm" svg:x2="13.34cm" svg:y2="8.4cm">
                    <text:p/>
                  </draw:line>
                  <draw:line draw:style-name="gr371" draw:text-style-name="P31" draw:layer="layout" svg:x1="13.36cm" svg:y1="8.457cm" svg:x2="13.34cm" svg:y2="8.4cm">
                    <text:p/>
                  </draw:line>
                  <draw:line draw:style-name="gr372" draw:text-style-name="P31" draw:layer="layout" svg:x1="13.36cm" svg:y1="8.457cm" svg:x2="13.38cm" svg:y2="8.377cm">
                    <text:p/>
                  </draw:line>
                </draw:g>
                <draw:g>
                  <draw:line draw:style-name="gr373" draw:text-style-name="P31" draw:layer="layout" svg:x1="13.08cm" svg:y1="8.457cm" svg:x2="13.06cm" svg:y2="8.377cm">
                    <text:p/>
                  </draw:line>
                  <draw:line draw:style-name="gr374" draw:text-style-name="P31" draw:layer="layout" svg:x1="13.079cm" svg:y1="8.457cm" svg:x2="13.099cm" svg:y2="8.4cm">
                    <text:p/>
                  </draw:line>
                  <draw:line draw:style-name="gr375" draw:text-style-name="P31" draw:layer="layout" svg:x1="13.12cm" svg:y1="8.457cm" svg:x2="13.1cm" svg:y2="8.4cm">
                    <text:p/>
                  </draw:line>
                  <draw:line draw:style-name="gr376" draw:text-style-name="P31" draw:layer="layout" svg:x1="13.12cm" svg:y1="8.457cm" svg:x2="13.14cm" svg:y2="8.377cm">
                    <text:p/>
                  </draw:line>
                </draw:g>
              </draw:g>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cm" fo:page-height="17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1-31T11:00:39.017685111</dc:date>
    <meta:editing-duration>PT4H20M33S</meta:editing-duration>
    <meta:editing-cycles>39</meta:editing-cycles>
    <meta:generator>LibreOffice/6.0.7.3$Linux_X86_64 LibreOffice_project/dc89aa7a9eabfd848af146d5086077aeed2ae4a5</meta:generator>
    <dc:creator>Thorsten Koslowski</dc:creator>
    <meta:printed-by>Thorsten Koslowski</meta:printed-by>
    <meta:print-date>2018-11-28T18:33:36.741881149</meta:print-date>
    <meta:keyword>linuxmuster.net</meta:keyword>
    <dc:subject>Struktur</dc:subject>
    <dc:title>simple network</dc:title>
    <meta:document-statistic meta:object-count="427"/>
    <meta:user-defined meta:name="Herausgeber">linuxmuster.net e.V.</meta:user-defined>
    <meta:user-defined meta:name="License">CC BY-SA 3.0</meta:user-defined>
  </office:meta>
</office:document-meta>
</file>